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bold" officeooo:paragraph-rsid="000aad1c" style:font-weight-asian="bold" style:font-weight-complex="bold"/>
    </style:style>
    <style:style style:name="P2" style:family="paragraph" style:parent-style-name="Standard">
      <style:paragraph-properties fo:line-height="100%"/>
      <style:text-properties officeooo:paragraph-rsid="000aad1c"/>
    </style:style>
    <style:style style:name="P3" style:family="paragraph" style:parent-style-name="Standard">
      <style:paragraph-properties fo:line-height="100%"/>
      <style:text-properties style:font-name="Times New Roman1" fo:font-size="14pt" officeooo:rsid="000c8956" officeooo:paragraph-rsid="000aad1c" style:font-size-asian="12.25pt" style:font-size-complex="14pt"/>
    </style:style>
    <style:style style:name="P4" style:family="paragraph" style:parent-style-name="Standard">
      <style:text-properties style:font-name="Times New Roman1" fo:font-size="14pt" officeooo:rsid="000c8956" officeooo:paragraph-rsid="000aad1c" style:font-size-asian="12.25pt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fo:font-weight="bold" officeooo:rsid="000c8956" officeooo:paragraph-rsid="000aad1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00%"/>
      <style:text-properties style:font-name="Times New Roman1" fo:font-size="14pt" fo:font-weight="normal" officeooo:rsid="000c8956" officeooo:paragraph-rsid="000aad1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paragraph-rsid="000aad1c" style:font-size-asian="16pt" style:language-asian="en" style:country-asian="US" style:font-name-complex="Times New Roman2" style:font-size-complex="16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bold" officeooo:paragraph-rsid="000aad1c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normal" officeooo:rsid="00105b6f" officeooo:paragraph-rsid="000aad1c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0aad1c" style:font-size-asian="16pt" style:font-size-complex="16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" fo:font-size="16pt" fo:language="ru" fo:country="RU" officeooo:rsid="00193a35" officeooo:paragraph-rsid="000aad1c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2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4pt" fo:language="ru" fo:country="RU" officeooo:paragraph-rsid="000aad1c" style:font-size-asian="14pt" style:language-asian="en" style:country-asian="US" style:font-name-complex="Times New Roman2" style:font-size-complex="12pt" style:language-complex="ar" style:country-complex="SA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0aad1c" style:font-size-asian="20pt" style:font-weight-asian="bold" style:font-size-complex="20pt"/>
    </style:style>
    <style:style style:name="P14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0aad1c" style:font-size-asian="20pt" style:font-weight-asian="bold" style:font-size-complex="20pt"/>
    </style:style>
    <style:style style:name="P15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1" fo:font-size="20pt" fo:font-weight="bold" officeooo:rsid="000d9fe5" officeooo:paragraph-rsid="000aad1c" style:font-size-asian="20pt" style:font-weight-asian="bold" style:font-size-complex="20pt"/>
    </style:style>
    <style:style style:name="P16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1" fo:font-size="20pt" officeooo:paragraph-rsid="000aad1c" style:font-size-asian="20pt" style:font-size-complex="20pt"/>
    </style:style>
    <style:style style:name="P17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105b6f" officeooo:paragraph-rsid="000aad1c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8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09f7e3" officeooo:paragraph-rsid="000aad1c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9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374d17" officeooo:paragraph-rsid="000aad1c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20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4pt" officeooo:paragraph-rsid="000aad1c" style:font-size-asian="14pt" style:font-name-complex="Times New Roman2" style:font-size-complex="14pt" fo:hyphenate="false" fo:hyphenation-remain-char-count="2" fo:hyphenation-push-char-count="2"/>
    </style:style>
    <style:style style:name="P21" style:family="paragraph" style:parent-style-name="Text_20_body">
      <style:text-properties officeooo:rsid="0010593e" officeooo:paragraph-rsid="000aad1c"/>
    </style:style>
    <style:style style:name="P22" style:family="paragraph" style:parent-style-name="Text_20_body">
      <style:paragraph-properties fo:line-height="150%"/>
      <style:text-properties officeooo:paragraph-rsid="000aad1c"/>
    </style:style>
    <style:style style:name="P23" style:family="paragraph" style:parent-style-name="Text_20_body">
      <style:paragraph-properties fo:line-height="150%" fo:text-align="justify" style:justify-single-word="false"/>
      <style:text-properties fo:font-weight="bold" officeooo:rsid="0010593e" officeooo:paragraph-rsid="000aad1c" style:font-weight-asian="bold" style:font-weight-complex="bold"/>
    </style:style>
    <style:style style:name="P24" style:family="paragraph" style:parent-style-name="Text_20_body">
      <style:text-properties fo:font-weight="bold" officeooo:paragraph-rsid="000aad1c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paragraph-rsid="000aad1c"/>
    </style:style>
    <style:style style:name="P26" style:family="paragraph" style:parent-style-name="Text_20_body">
      <style:text-properties officeooo:paragraph-rsid="000aad1c"/>
    </style:style>
    <style:style style:name="P27" style:family="paragraph" style:parent-style-name="Text_20_body">
      <style:paragraph-properties fo:line-height="150%"/>
      <style:text-properties style:font-name="Times New Roman" fo:font-size="14pt" fo:font-weight="normal" officeooo:rsid="00182d62" officeooo:paragraph-rsid="000aad1c" style:font-size-asian="14pt" style:font-weight-asian="normal" style:font-name-complex="Times New Roman2" style:font-size-complex="14pt" style:font-weight-complex="normal"/>
    </style:style>
    <style:style style:name="P28" style:family="paragraph" style:parent-style-name="Text_20_body">
      <style:paragraph-properties fo:line-height="150%"/>
      <style:text-properties style:font-name="Times New Roman1" fo:font-size="14pt" officeooo:rsid="000aad1c" officeooo:paragraph-rsid="000aad1c" style:font-size-asian="14pt" style:font-size-complex="14pt"/>
    </style:style>
    <style:style style:name="P29" style:family="paragraph" style:parent-style-name="Text_20_body">
      <style:paragraph-properties fo:line-height="150%" fo:text-align="justify" style:justify-single-word="false"/>
      <style:text-properties officeooo:rsid="000ca377" officeooo:paragraph-rsid="000ca377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normal" officeooo:rsid="00105b6f" officeooo:paragraph-rsid="000aad1c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31" style:family="paragraph" style:parent-style-name="Heading_20_1">
      <style:text-properties officeooo:rsid="000ef72e" officeooo:paragraph-rsid="000aad1c"/>
    </style:style>
    <style:style style:name="P32" style:family="paragraph" style:parent-style-name="Heading_20_1">
      <style:text-properties officeooo:paragraph-rsid="000aad1c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b4039" style:font-size-asian="14pt" style:font-name-complex="Times New Roman2" style:font-size-complex="14pt"/>
    </style:style>
    <style:style style:name="T3" style:family="text">
      <style:text-properties style:font-name="Times New Roman" fo:language="ru" fo:country="RU" style:language-asian="en" style:country-asian="US" style:font-name-complex="Times New Roman2" style:language-complex="ar" style:country-complex="SA"/>
    </style:style>
    <style:style style:name="T4" style:family="text">
      <style:text-properties style:font-name="Times New Roman" fo:language="ru" fo:country="RU" officeooo:rsid="0009f7e3" style:language-asian="en" style:country-asian="US" style:font-name-complex="Times New Roman2" style:language-complex="ar" style:country-complex="SA"/>
    </style:style>
    <style:style style:name="T5" style:family="text">
      <style:text-properties officeooo:rsid="0009f7e3"/>
    </style:style>
    <style:style style:name="T6" style:family="text">
      <style:text-properties fo:font-weight="bold" officeooo:rsid="0005e099" style:font-weight-asian="bold"/>
    </style:style>
    <style:style style:name="T7" style:family="text">
      <style:text-properties fo:font-weight="bold" officeooo:rsid="000d9fe5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aad1c" style:font-weight-asian="bold" style:font-weight-complex="bold"/>
    </style:style>
    <style:style style:name="T10" style:family="text">
      <style:text-properties officeooo:rsid="000860bf"/>
    </style:style>
    <style:style style:name="T11" style:family="text">
      <style:text-properties officeooo:rsid="000ef72e"/>
    </style:style>
    <style:style style:name="T12" style:family="text">
      <style:text-properties fo:color="#000000" style:font-name="Times New Roman1" style:font-name-asian="Times New Roman2" style:language-asian="ru" style:country-asian="RU" style:font-name-complex="Times New Roman2"/>
    </style:style>
    <style:style style:name="T13" style:family="text">
      <style:text-properties officeooo:rsid="000aad1c"/>
    </style:style>
    <style:style style:name="T14" style:family="text">
      <style:text-properties officeooo:rsid="000d8370"/>
    </style:style>
    <style:style style:name="T15" style:family="text">
      <style:text-properties officeooo:rsid="000cba8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8"/>
      <text:p text:style-name="P9"><text:span text:style-name="T5">Ф</text:span>акультет: «Информационные технологии и прикладная математика»</text:p>
      <text:p text:style-name="P30">Кафедра: 806 «Вычислительная математика и программирование»</text:p>
      <text:p text:style-name="P13"/>
      <text:p text:style-name="P15">Лабороторная работа № <text:span text:style-name="T15">1</text:span> по курсу </text:p>
      <text:p text:style-name="P16"><text:span text:style-name="T6">по курсу «</text:span><text:span text:style-name="T7">Операционные системы</text:span><text:span text:style-name="T6">»</text:span></text:p>
      <text:p text:style-name="P14"/>
      <text:p text:style-name="P14"/>
      <text:p text:style-name="P10"><text:span text:style-name="T4"><text:tab/><text:tab/><text:tab/><text:tab/><text:tab/><text:tab/>Г</text:span><text:span text:style-name="T3">руппа: M8o-107Б</text:span></text:p>
      <text:p text:style-name="P17">Студент:</text:p>
      <text:p text:style-name="P18">Токарев Никита Станиславович</text:p>
      <text:p text:style-name="P17">Преподаватель:</text:p>
      <text:p text:style-name="P11"><text:tab/><text:tab/><text:tab/><text:tab/><text:tab/><text:tab/>Миронов Евгений Сергеевич</text:p>
      <text:p text:style-name="P17">Оценка:</text:p>
      <text:p text:style-name="P17">Дата:</text:p>
      <text:p text:style-name="P19">Москва,201<text:span text:style-name="T10">9</text:span></text:p>
      <text:p text:style-name="P19"/>
      <text:p text:style-name="P19"/>
      <text:p text:style-name="P20"/>
      <text:h text:style-name="P32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1657_3709866927" text:style-name="Index_20_Link" text:visited-style-name="Index_20_Link">1.Постановка задачи<text:tab/>3</text:a></text:p>
          <text:p text:style-name="P33"><text:a xlink:type="simple" xlink:href="#__RefHeading___Toc1661_3709866927" text:style-name="Index_20_Link" text:visited-style-name="Index_20_Link">3.Диагностика Strace<text:tab/>3</text:a></text:p>
          <text:p text:style-name="P33"><text:a xlink:type="simple" xlink:href="#__RefHeading___Toc1667_3709866927" text:style-name="Index_20_Link" text:visited-style-name="Index_20_Link">6.Вывод<text:tab/>32</text:a></text:p>
        </text:index-body>
      </text:table-of-content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p text:style-name="P26"/>
      <text:p text:style-name="P26"/>
      <text:p text:style-name="P26"/>
      <text:p text:style-name="P26"/>
      <text:h text:style-name="P32" text:outline-level="1"/>
      <text:p text:style-name="P26"/>
      <text:h text:style-name="P32" text:outline-level="1"><text:soft-page-break/></text:h>
      <text:h text:style-name="P32" text:outline-level="1"><text:bookmark-start text:name="__RefHeading___Toc1657_3709866927"/><text:span text:style-name="T11">1.</text:span>Постановка задачи<text:bookmark-end text:name="__RefHeading___Toc1657_3709866927"/></text:h>
      <text:p text:style-name="P28">В данной лабораторной работе нужно продемонстрировать умения работы со strace, а также протестировать все лабораторные работы с помощью strace.</text:p>
      <text:p text:style-name="P22"><text:span text:style-name="T12"/></text:p>
      <text:p text:style-name="P21"/>
      <text:h text:style-name="P31" text:outline-level="1"><text:bookmark-start text:name="__RefHeading___Toc1661_3709866927"/>3.Диагностика Strace<text:bookmark-end text:name="__RefHeading___Toc1661_3709866927"/></text:h>
      <text:p text:style-name="P24">// <text:span text:style-name="T13">Лр 2</text:span></text:p>
      <text:p text:style-name="P1">nikita@nikita-HP:~/oc/lr2v14$ strace ./main &lt; t1.txt</text:p>
      <text:p text:style-name="P2">execve("./main", ["./main"], 0x7ffdae1aabf0 /* 56 vars */) = 0</text:p>
      <text:p text:style-name="P2">brk(NULL) <text:s text:c="30"/>= 0x556c1472a000</text:p>
      <text:p text:style-name="P2">access("/etc/ld.so.nohwcap", F_OK) <text:s text:c="5"/>= -1 ENOENT (No such file or directory)</text:p>
      <text:p text:style-name="P2">access("/etc/ld.so.preload", R_OK) <text:s text:c="5"/>= -1 ENOENT (No such file or directory)</text:p>
      <text:p text:style-name="P2">openat(AT_FDCWD, "/etc/ld.so.cache", O_RDONLY|O_CLOEXEC) = 3</text:p>
      <text:p text:style-name="P2">fstat(3, {st_mode=S_IFREG|0644, st_size=96869, ...}) = 0</text:p>
      <text:p text:style-name="P2">mmap(NULL, 96869, PROT_READ, MAP_PRIVATE, 3, 0) = 0x7f241ba3a000</text:p>
      <text:p text:style-name="P2">close(3) <text:s text:c="31"/>= 0</text:p>
      <text:p text:style-name="P2">access("/etc/ld.so.nohwcap", F_OK) <text:s text:c="5"/>= -1 ENOENT (No such file or directory)</text:p>
      <text:p text:style-name="P2">openat(AT_FDCWD, "/lib/x86_64-linux-gnu/libm.so.6", O_RDONLY|O_CLOEXEC) = 3</text:p>
      <text:p text:style-name="P2">read(3, "\177ELF\2\1\1\3\0\0\0\0\0\0\0\0\3\0&gt;\0\1\0\0\0\200\272\0\0\0\0\0\0"..., 832) = 832</text:p>
      <text:p text:style-name="P2">fstat(3, {st_mode=S_IFREG|0644, st_size=1700792, ...}) = 0</text:p>
      <text:p text:style-name="P2">mmap(NULL, 8192, PROT_READ|PROT_WRITE, MAP_PRIVATE|MAP_ANONYMOUS, -1, 0) = 0x7f241ba38000</text:p>
      <text:p text:style-name="P2">mmap(NULL, 3789144, PROT_READ|PROT_EXEC, MAP_PRIVATE|MAP_DENYWRITE, 3, 0) = 0x7f241b48d000</text:p>
      <text:p text:style-name="P2">mprotect(0x7f241b62a000, 2093056, PROT_NONE) = 0</text:p>
      <text:p text:style-name="P2">mmap(0x7f241b829000, 8192, PROT_READ|PROT_WRITE, MAP_PRIVATE|MAP_FIXED|MAP_DENYWRITE, 3, 0x19c000) = 0x7f241b829000</text:p>
      <text:p text:style-name="P2">close(3) <text:s text:c="31"/>= 0</text:p>
      <text:p text:style-name="P2">access("/etc/ld.so.nohwcap", F_OK) <text:s text:c="5"/>= -1 ENOENT (No such file or directory)</text:p>
      <text:p text:style-name="P2">openat(AT_FDCWD, "/lib/x86_64-linux-gnu/libc.so.6", O_RDONLY|O_CLOEXEC) = 3</text:p>
      <text:p text:style-name="P2">read(3, "\177ELF\2\1\1\3\0\0\0\0\0\0\0\0\3\0&gt;\0\1\0\0\0\260\34\2\0\0\0\0\0"..., 832) = 832</text:p>
      <text:p text:style-name="P2">fstat(3, {st_mode=S_IFREG|0755, st_size=2030544, ...}) = 0</text:p>
      <text:p text:style-name="P2">mmap(NULL, 4131552, PROT_READ|PROT_EXEC, MAP_PRIVATE|MAP_DENYWRITE, 3, 0) = 0x7f241b09c000</text:p>
      <text:p text:style-name="P2">mprotect(0x7f241b283000, 2097152, PROT_NONE) = 0</text:p>
      <text:p text:style-name="P2">mmap(0x7f241b483000, 24576, PROT_READ|PROT_WRITE, MAP_PRIVATE|MAP_FIXED|MAP_DENYWRITE, 3, 0x1e7000) = 0x7f241b483000</text:p>
      <text:p text:style-name="P2">mmap(0x7f241b489000, 15072, PROT_READ|PROT_WRITE, MAP_PRIVATE|MAP_FIXED|MAP_ANONYMOUS, -1, 0) = 0x7f241b489000</text:p>
      <text:p text:style-name="P2">close(3) <text:s text:c="31"/>= 0</text:p>
      <text:p text:style-name="P2"><text:soft-page-break/>mmap(NULL, 12288, PROT_READ|PROT_WRITE, MAP_PRIVATE|MAP_ANONYMOUS, -1, 0) = 0x7f241ba35000</text:p>
      <text:p text:style-name="P2">arch_prctl(ARCH_SET_FS, 0x7f241ba35740) = 0</text:p>
      <text:p text:style-name="P2">mprotect(0x7f241b483000, 16384, PROT_READ) = 0</text:p>
      <text:p text:style-name="P2">mprotect(0x7f241b829000, 4096, PROT_READ) = 0</text:p>
      <text:p text:style-name="P2">mprotect(0x556c143c3000, 4096, PROT_READ) = 0</text:p>
      <text:p text:style-name="P2">mprotect(0x7f241ba52000, 4096, PROT_READ) = 0</text:p>
      <text:p text:style-name="P2">munmap(0x7f241ba3a000, 96869) <text:s text:c="10"/>= 0</text:p>
      <text:p text:style-name="P2">pipe([3, 4]) <text:s text:c="27"/>= 0</text:p>
      <text:p text:style-name="P2">pipe([5, 6]) <text:s text:c="27"/>= 0</text:p>
      <text:p text:style-name="P2">clone(child_stack=NULL, flags=CLONE_CHILD_CLEARTID|CLONE_CHILD_SETTID|SIGCHLD, child_tidptr=0x7f241ba35a10) = 6775</text:p>
      <text:p text:style-name="P2">close(3) <text:s text:c="31"/>= 0</text:p>
      <text:p text:style-name="P2">close(6) <text:s text:c="31"/>= 0</text:p>
      <text:p text:style-name="P2">fstat(0, {st_mode=S_IFREG|0644, st_size=26, ...}) = 0</text:p>
      <text:p text:style-name="P2">brk(NULL) <text:s text:c="30"/>= 0x556c1472a000</text:p>
      <text:p text:style-name="P2">brk(0x556c1474b000) <text:s text:c="20"/>= 0x556c1474b000</text:p>
      <text:p text:style-name="P2">read(0, "2\n3\n144\n123\n345\n100\n1000\n\n", 4096) = 26</text:p>
      <text:p text:style-name="P2">write(4, "\0\0\0\0\0\0\0@", 8) <text:s text:c="9"/>= 8</text:p>
      <text:p text:style-name="P2">read(5, "\315;\177f\236\240\366?", 8) <text:s text:c="2"/>= 8</text:p>
      <text:p text:style-name="P2">fstat(1, {st_mode=S_IFCHR|0620, st_rdev=makedev(136, 1), ...}) = 0</text:p>
      <text:p text:style-name="P2">write(1, "2.000^(1/2) = 1.414\n", 202.000^(1/2) = 1.414</text:p>
      <text:p text:style-name="P2">) <text:s text:c="2"/>= 20</text:p>
      <text:p text:style-name="P2">write(4, "\0\0\0\0\0\0\10@", 8) <text:s text:c="8"/>= 8</text:p>
      <text:p text:style-name="P2">read(5, "\252LX\350z\266\373?", 8) <text:s text:c="5"/>= 8</text:p>
      <text:p text:style-name="P2">write(1, "3.000^(1/2) = 1.732\n", 203.000^(1/2) = 1.732</text:p>
      <text:p text:style-name="P2">) <text:s text:c="2"/>= 20</text:p>
      <text:p text:style-name="P2">write(4, "\0\0\0\0\0\0b@", 8) <text:s text:c="10"/>= 8</text:p>
      <text:p text:style-name="P2">read(5, "\0\0\0\0\0\0(@", 8) <text:s text:c="11"/>= 8</text:p>
      <text:p text:style-name="P2">write(1, "144.000^(1/2) = 12.000\n", 23144.000^(1/2) = 12.000</text:p>
      <text:p text:style-name="P2">) = 23</text:p>
      <text:p text:style-name="P2">write(4, "\0\0\0\0\0\300^@", 8) <text:s text:c="8"/>= 8</text:p>
      <text:p text:style-name="P2">read(5, "\276&gt;\f\315Z.&amp;@", 8) <text:s text:c="10"/>= 8</text:p>
      <text:p text:style-name="P2">write(1, "123.000^(1/2) = 11.091\n", 23123.000^(1/2) = 11.091</text:p>
      <text:p text:style-name="P2">) = 23</text:p>
      <text:p text:style-name="P2">write(4, "\0\0\0\0\0\220u@", 8) <text:s text:c="8"/>= 8</text:p>
      <text:p text:style-name="P2">read(5, "bbj,\375\2222@", 8) <text:s text:c="11"/>= 8</text:p>
      <text:p text:style-name="P2">write(1, "345.000^(1/2) = 18.574\n", 23345.000^(1/2) = 18.574</text:p>
      <text:p text:style-name="P2">) = 23</text:p>
      <text:p text:style-name="P2">write(4, "\0\0\0\0\0\0Y@", 8) <text:s text:c="10"/>= 8</text:p>
      <text:p text:style-name="P2">read(5, "\0\0\0\0\0\0$@", 8) <text:s text:c="11"/>= 8</text:p>
      <text:p text:style-name="P2">write(1, "100.000^(1/2) = 10.000\n", 23100.000^(1/2) = 10.000</text:p>
      <text:p text:style-name="P2">) = 23</text:p>
      <text:p text:style-name="P2">write(4, "\0\0\0\0\0@\217@", 8) <text:s text:c="8"/>= 8</text:p>
      <text:p text:style-name="P2">read(5, "'\362\220In\237?@", 8) <text:s text:c="8"/>= 8</text:p>
      <text:p text:style-name="P2">write(1, "1000.000^(1/2) = 31.623\n", 241000.000^(1/2) = 31.623</text:p>
      <text:p text:style-name="P2">) = 24</text:p>
      <text:p text:style-name="P2">read(0, "", 4096) <text:s text:c="22"/>= 0</text:p>
      <text:p text:style-name="P2">close(5) <text:s text:c="31"/>= 0</text:p>
      <text:p text:style-name="P2">close(4) <text:s text:c="31"/>= 0</text:p>
      <text:p text:style-name="P2"><text:soft-page-break/>--- SIGCHLD {si_signo=SIGCHLD, si_code=CLD_EXITED, si_pid=6775, si_uid=1000, si_status=0, si_utime=0, si_stime=0} ---</text:p>
      <text:p text:style-name="P2">exit_group(0) <text:s text:c="26"/>= ?</text:p>
      <text:p text:style-name="P2">+++ exited with 0 +++</text:p>
      <text:p text:style-name="P1">//<text:span text:style-name="T13">Лр 3</text:span></text:p>
      <text:p text:style-name="P4">Данный вызов актуален для файла t2.txt. <text:span text:style-name="T14">Также можно заметить , что создается два потока, затем исполняются.</text:span></text:p>
      <text:p text:style-name="P4">nikita@nikita-HP:~/oc/lr3v14$ ./det 2 &lt; t2.txt</text:p>
      <text:p text:style-name="P4">Determinant = 0.0</text:p>
      <text:p text:style-name="P4">nikita@nikita-HP:~/oc/lr3v14$ strace ./det 2 &lt; t2.txt</text:p>
      <text:p text:style-name="P4">execve("./det", ["./det", "2"], 0x7ffdd5048898 /* 55 vars */) = 0</text:p>
      <text:p text:style-name="P4">brk(NULL) <text:s text:c="30"/>= 0x5618490fc000</text:p>
      <text:p text:style-name="P4">access("/etc/ld.so.nohwcap", F_OK) <text:s text:c="5"/>= -1 ENOENT (No such file or directory)</text:p>
      <text:p text:style-name="P4">access("/etc/ld.so.preload", R_OK) <text:s text:c="5"/>= -1 ENOENT (No such file or directory)</text:p>
      <text:p text:style-name="P4">openat(AT_FDCWD, "/etc/ld.so.cache", O_RDONLY|O_CLOEXEC) = 3</text:p>
      <text:p text:style-name="P4">fstat(3, {st_mode=S_IFREG|0644, st_size=96869, ...}) = 0</text:p>
      <text:p text:style-name="P4">mmap(NULL, 96869, PROT_READ, MAP_PRIVATE, 3, 0) = 0x7fd50ae17000</text:p>
      <text:p text:style-name="P4">close(3) <text:s text:c="31"/>= 0</text:p>
      <text:p text:style-name="P4">access("/etc/ld.so.nohwcap", F_OK) <text:s text:c="5"/>= -1 ENOENT (No such file or directory)</text:p>
      <text:p text:style-name="P4">openat(AT_FDCWD, "/lib/x86_64-linux-gnu/libpthread.so.0", O_RDONLY|O_CLOEXEC) = 3</text:p>
      <text:p text:style-name="P4">read(3, "\177ELF\2\1\1\0\0\0\0\0\0\0\0\0\3\0&gt;\0\1\0\0\0000b\0\0\0\0\0\0"..., 832) = 832</text:p>
      <text:p text:style-name="P4">fstat(3, {st_mode=S_IFREG|0755, st_size=144976, ...}) = 0</text:p>
      <text:p text:style-name="P4">mmap(NULL, 8192, PROT_READ|PROT_WRITE, MAP_PRIVATE|MAP_ANONYMOUS, -1, 0) = 0x7fd50ae15000</text:p>
      <text:p text:style-name="P4">mmap(NULL, 2221184, PROT_READ|PROT_EXEC, MAP_PRIVATE|MAP_DENYWRITE, 3, 0) = 0x7fd50a9e9000</text:p>
      <text:p text:style-name="P4">mprotect(0x7fd50aa03000, 2093056, PROT_NONE) = 0</text:p>
      <text:p text:style-name="P4">mmap(0x7fd50ac02000, 8192, PROT_READ|PROT_WRITE, MAP_PRIVATE|MAP_FIXED|MAP_DENYWRITE, 3, 0x19000) = 0x7fd50ac02000</text:p>
      <text:p text:style-name="P4">mmap(0x7fd50ac04000, 13440, PROT_READ|PROT_WRITE, MAP_PRIVATE|MAP_FIXED|MAP_ANONYMOUS, -1, 0) = 0x7fd50ac04000</text:p>
      <text:p text:style-name="P4">close(3) <text:s text:c="31"/>= 0</text:p>
      <text:p text:style-name="P4">access("/etc/ld.so.nohwcap", F_OK) <text:s text:c="5"/>= -1 ENOENT (No such file or directory)</text:p>
      <text:p text:style-name="P4">openat(AT_FDCWD, "/lib/x86_64-linux-gnu/libc.so.6", O_RDONLY|O_CLOEXEC) = 3</text:p>
      <text:p text:style-name="P4">read(3, "\177ELF\2\1\1\3\0\0\0\0\0\0\0\0\3\0&gt;\0\1\0\0\0\260\34\2\0\0\0\0\0"..., 832) = 832</text:p>
      <text:p text:style-name="P4">fstat(3, {st_mode=S_IFREG|0755, st_size=2030544, ...}) = 0</text:p>
      <text:p text:style-name="P4">mmap(NULL, 4131552, PROT_READ|PROT_EXEC, MAP_PRIVATE|MAP_DENYWRITE, 3, 0) = 0x7fd50a5f8000</text:p>
      <text:p text:style-name="P4">mprotect(0x7fd50a7df000, 2097152, PROT_NONE) = 0</text:p>
      <text:p text:style-name="P4"><text:soft-page-break/>mmap(0x7fd50a9df000, 24576, PROT_READ|PROT_WRITE, MAP_PRIVATE|MAP_FIXED|MAP_DENYWRITE, 3, 0x1e7000) = 0x7fd50a9df000</text:p>
      <text:p text:style-name="P4">mmap(0x7fd50a9e5000, 15072, PROT_READ|PROT_WRITE, MAP_PRIVATE|MAP_FIXED|MAP_ANONYMOUS, -1, 0) = 0x7fd50a9e5000</text:p>
      <text:p text:style-name="P4">close(3) <text:s text:c="31"/>= 0</text:p>
      <text:p text:style-name="P4">mmap(NULL, 12288, PROT_READ|PROT_WRITE, MAP_PRIVATE|MAP_ANONYMOUS, -1, 0) = 0x7fd50ae12000</text:p>
      <text:p text:style-name="P4">arch_prctl(ARCH_SET_FS, 0x7fd50ae12740) = 0</text:p>
      <text:p text:style-name="P4">mprotect(0x7fd50a9df000, 16384, PROT_READ) = 0</text:p>
      <text:p text:style-name="P4">mprotect(0x7fd50ac02000, 4096, PROT_READ) = 0</text:p>
      <text:p text:style-name="P4">mprotect(0x561848c83000, 4096, PROT_READ) = 0</text:p>
      <text:p text:style-name="P4">mprotect(0x7fd50ae2f000, 4096, PROT_READ) = 0</text:p>
      <text:p text:style-name="P4">munmap(0x7fd50ae17000, 96869) <text:s text:c="10"/>= 0</text:p>
      <text:p text:style-name="P4">set_tid_address(0x7fd50ae12a10) <text:s text:c="8"/>= 6078</text:p>
      <text:p text:style-name="P4">set_robust_list(0x7fd50ae12a20, 24) <text:s text:c="4"/>= 0</text:p>
      <text:p text:style-name="P4">rt_sigaction(SIGRTMIN, {sa_handler=0x7fd50a9eecb0, sa_mask=[], sa_flags=SA_RESTORER|SA_SIGINFO, sa_restorer=0x7fd50a9fb890}, NULL, 8) = 0</text:p>
      <text:p text:style-name="P4">rt_sigaction(SIGRT_1, {sa_handler=0x7fd50a9eed50, sa_mask=[], sa_flags=SA_RESTORER|SA_RESTART|SA_SIGINFO, sa_restorer=0x7fd50a9fb890}, NULL, 8) = 0</text:p>
      <text:p text:style-name="P4">rt_sigprocmask(SIG_UNBLOCK, [RTMIN RT_1], NULL, 8) = 0</text:p>
      <text:p text:style-name="P4">prlimit64(0, RLIMIT_STACK, NULL, {rlim_cur=8192*1024, rlim_max=RLIM64_INFINITY}) = 0</text:p>
      <text:p text:style-name="P4">fstat(0, {st_mode=S_IFREG|0664, st_size=39, ...}) = 0</text:p>
      <text:p text:style-name="P4">brk(NULL) <text:s text:c="30"/>= 0x5618490fc000</text:p>
      <text:p text:style-name="P4">brk(0x56184911d000) <text:s text:c="20"/>= 0x56184911d000</text:p>
      <text:p text:style-name="P4">read(0, "4\n 3 4 9 4\n 2 5 9 2\n 2 2 5 1\n 2 "..., 4096) = 39</text:p>
      <text:p text:style-name="P4">mmap(NULL, 8392704, PROT_NONE, MAP_PRIVATE|MAP_ANONYMOUS|MAP_STACK, -1, 0) = 0x7fd509df7000</text:p>
      <text:p text:style-name="P4">mprotect(0x7fd509df8000, 8388608, PROT_READ|PROT_WRITE) = 0</text:p>
      <text:p text:style-name="P4">clone(child_stack=0x7fd50a5f6fb0, flags=CLONE_VM|CLONE_FS|CLONE_FILES|CLONE_SIGHAND|CLONE_THREAD|CLONE_SYSVSEM|CLONE_SETTLS|CLONE_PARENT_SETTID|CLONE_CHILD_CLEARTID, parent_tidptr=0x7fd50a5f79d0, tls=0x7fd50a5f7700, child_tidptr=0x7fd50a5f79d0) = 6079</text:p>
      <text:p text:style-name="P4">mmap(NULL, 8392704, PROT_NONE, MAP_PRIVATE|MAP_ANONYMOUS|MAP_STACK, -1, 0) = 0x7fd5095f6000</text:p>
      <text:p text:style-name="P4">mprotect(0x7fd5095f7000, 8388608, PROT_READ|PROT_WRITE) = 0</text:p>
      <text:p text:style-name="P4">clone(child_stack=0x7fd509df5fb0, flags=CLONE_VM|CLONE_FS|CLONE_FILES|CLONE_SIGHAND|CLONE_THREAD|CLONE_SYSVSEM|CLONE_SETTLS|CLONE_PARENT_SETTID|CLONE_CHILD_CLEARTID, <text:soft-page-break/>parent_tidptr=0x7fd509df69d0, tls=0x7fd509df6700, child_tidptr=0x7fd509df69d0) = 6080</text:p>
      <text:p text:style-name="P4">clone(child_stack=0x7fd509df5fb0, flags=CLONE_VM|CLONE_FS|CLONE_FILES|CLONE_SIGHAND|CLONE_THREAD|CLONE_SYSVSEM|CLONE_SETTLS|CLONE_PARENT_SETTID|CLONE_CHILD_CLEARTID, parent_tidptr=0x7fd509df69d0, tls=0x7fd509df6700, child_tidptr=0x7fd509df69d0) = 6081</text:p>
      <text:p text:style-name="P4">clone(child_stack=0x7fd50a5f6fb0, flags=CLONE_VM|CLONE_FS|CLONE_FILES|CLONE_SIGHAND|CLONE_THREAD|CLONE_SYSVSEM|CLONE_SETTLS|CLONE_PARENT_SETTID|CLONE_CHILD_CLEARTID, parent_tidptr=0x7fd50a5f79d0, tls=0x7fd50a5f7700, child_tidptr=0x7fd50a5f79d0) = 6082</text:p>
      <text:p text:style-name="P4">clone(child_stack=0x7fd50a5f6fb0, flags=CLONE_VM|CLONE_FS|CLONE_FILES|CLONE_SIGHAND|CLONE_THREAD|CLONE_SYSVSEM|CLONE_SETTLS|CLONE_PARENT_SETTID|CLONE_CHILD_CLEARTID, parent_tidptr=0x7fd50a5f79d0, tls=0x7fd50a5f7700, child_tidptr=0x7fd50a5f79d0) = 6083</text:p>
      <text:p text:style-name="P4">clone(child_stack=0x7fd509df5fb0, flags=CLONE_VM|CLONE_FS|CLONE_FILES|CLONE_SIGHAND|CLONE_THREAD|CLONE_SYSVSEM|CLONE_SETTLS|CLONE_PARENT_SETTID|CLONE_CHILD_CLEARTID, parent_tidptr=0x7fd509df69d0, tls=0x7fd509df6700, child_tidptr=0x7fd509df69d0) = 6084</text:p>
      <text:p text:style-name="P4">clone(child_stack=0x7fd509df5fb0, flags=CLONE_VM|CLONE_FS|CLONE_FILES|CLONE_SIGHAND|CLONE_THREAD|CLONE_SYSVSEM|CLONE_SETTLS|CLONE_PARENT_SETTID|CLONE_CHILD_CLEARTID, parent_tidptr=0x7fd509df69d0, tls=0x7fd509df6700, child_tidptr=0x7fd509df69d0) = 6085</text:p>
      <text:p text:style-name="P4">fstat(1, {st_mode=S_IFCHR|0620, st_rdev=makedev(136, 1), ...}) = 0</text:p>
      <text:p text:style-name="P4">write(1, "Determinant = 0.0\n", 18Determinant = 0.0</text:p>
      <text:p text:style-name="P4">) <text:s text:c="4"/>= 18</text:p>
      <text:p text:style-name="P4">lseek(0, -2, SEEK_CUR) <text:s text:c="17"/>= 37</text:p>
      <text:p text:style-name="P4">exit_group(0) <text:s text:c="26"/>= ?</text:p>
      <text:p text:style-name="P3">+++ exited with 0 +++</text:p>
      <text:p text:style-name="P5">//<text:span text:style-name="T13">Лр 4</text:span></text:p>
      <text:p text:style-name="P6">nikita@nikita-HP:~/oc/lr4v14$ strace ./main</text:p>
      <text:p text:style-name="P6">execve("./main", ["./main"], 0x7ffc37655650 /* 55 vars */) = 0</text:p>
      <text:p text:style-name="P6">brk(NULL) <text:s text:c="30"/>= 0x55e8aa327000</text:p>
      <text:p text:style-name="P6">access("/etc/ld.so.nohwcap", F_OK) <text:s text:c="5"/>= -1 ENOENT (No such file or directory)</text:p>
      <text:p text:style-name="P6">access("/etc/ld.so.preload", R_OK) <text:s text:c="5"/>= -1 ENOENT (No such file or directory)</text:p>
      <text:p text:style-name="P6">openat(AT_FDCWD, "/etc/ld.so.cache", O_RDONLY|O_CLOEXEC) = 3</text:p>
      <text:p text:style-name="P6">fstat(3, {st_mode=S_IFREG|0644, st_size=97629, ...}) = 0</text:p>
      <text:p text:style-name="P6">mmap(NULL, 97629, PROT_READ, MAP_PRIVATE, 3, 0) = 0x7f06292fe000</text:p>
      <text:p text:style-name="P6">close(3) <text:s text:c="31"/>= 0</text:p>
      <text:p text:style-name="P6"><text:soft-page-break/>access("/etc/ld.so.nohwcap", F_OK) <text:s text:c="5"/>= -1 ENOENT (No such file or directory)</text:p>
      <text:p text:style-name="P6">openat(AT_FDCWD, "/lib/x86_64-linux-gnu/libpthread.so.0", O_RDONLY|O_CLOEXEC) = 3</text:p>
      <text:p text:style-name="P6">read(3, "\177ELF\2\1\1\0\0\0\0\0\0\0\0\0\3\0&gt;\0\1\0\0\0000b\0\0\0\0\0\0"..., 832) = 832</text:p>
      <text:p text:style-name="P6">fstat(3, {st_mode=S_IFREG|0755, st_size=144976, ...}) = 0</text:p>
      <text:p text:style-name="P6">mmap(NULL, 8192, PROT_READ|PROT_WRITE, MAP_PRIVATE|MAP_ANONYMOUS, -1, 0) = 0x7f06292fc000</text:p>
      <text:p text:style-name="P6">mmap(NULL, 2221184, PROT_READ|PROT_EXEC, MAP_PRIVATE|MAP_DENYWRITE, 3, 0) = 0x7f0628ed0000</text:p>
      <text:p text:style-name="P6">mprotect(0x7f0628eea000, 2093056, PROT_NONE) = 0</text:p>
      <text:p text:style-name="P6">mmap(0x7f06290e9000, 8192, PROT_READ|PROT_WRITE, MAP_PRIVATE|MAP_FIXED|MAP_DENYWRITE, 3, 0x19000) = 0x7f06290e9000</text:p>
      <text:p text:style-name="P6">mmap(0x7f06290eb000, 13440, PROT_READ|PROT_WRITE, MAP_PRIVATE|MAP_FIXED|MAP_ANONYMOUS, -1, 0) = 0x7f06290eb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libm.so.6", O_RDONLY|O_CLOEXEC) = 3</text:p>
      <text:p text:style-name="P6">read(3, "\177ELF\2\1\1\3\0\0\0\0\0\0\0\0\3\0&gt;\0\1\0\0\0\200\272\0\0\0\0\0\0"..., 832) = 832</text:p>
      <text:p text:style-name="P6">fstat(3, {st_mode=S_IFREG|0644, st_size=1700792, ...}) = 0</text:p>
      <text:p text:style-name="P6">mmap(NULL, 3789144, PROT_READ|PROT_EXEC, MAP_PRIVATE|MAP_DENYWRITE, 3, 0) = 0x7f0628b32000</text:p>
      <text:p text:style-name="P6">mprotect(0x7f0628ccf000, 2093056, PROT_NONE) = 0</text:p>
      <text:p text:style-name="P6">mmap(0x7f0628ece000, 8192, PROT_READ|PROT_WRITE, MAP_PRIVATE|MAP_FIXED|MAP_DENYWRITE, 3, 0x19c000) = 0x7f0628ece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libc.so.6", O_RDONLY|O_CLOEXEC) = 3</text:p>
      <text:p text:style-name="P6">read(3, "\177ELF\2\1\1\3\0\0\0\0\0\0\0\0\3\0&gt;\0\1\0\0\0\260\34\2\0\0\0\0\0"..., 832) = 832</text:p>
      <text:p text:style-name="P6">fstat(3, {st_mode=S_IFREG|0755, st_size=2030544, ...}) = 0</text:p>
      <text:p text:style-name="P6">mmap(NULL, 4131552, PROT_READ|PROT_EXEC, MAP_PRIVATE|MAP_DENYWRITE, 3, 0) = 0x7f0628741000</text:p>
      <text:p text:style-name="P6">mprotect(0x7f0628928000, 2097152, PROT_NONE) = 0</text:p>
      <text:p text:style-name="P6">mmap(0x7f0628b28000, 24576, PROT_READ|PROT_WRITE, MAP_PRIVATE|MAP_FIXED|MAP_DENYWRITE, 3, 0x1e7000) = 0x7f0628b28000</text:p>
      <text:p text:style-name="P6">mmap(0x7f0628b2e000, 15072, PROT_READ|PROT_WRITE, MAP_PRIVATE|MAP_FIXED|MAP_ANONYMOUS, -1, 0) = 0x7f0628b2e000</text:p>
      <text:p text:style-name="P6">close(3) <text:s text:c="31"/>= 0</text:p>
      <text:p text:style-name="P6"><text:soft-page-break/>mmap(NULL, 12288, PROT_READ|PROT_WRITE, MAP_PRIVATE|MAP_ANONYMOUS, -1, 0) = 0x7f06292f9000</text:p>
      <text:p text:style-name="P6">arch_prctl(ARCH_SET_FS, 0x7f06292f9740) = 0</text:p>
      <text:p text:style-name="P6">mprotect(0x7f0628b28000, 16384, PROT_READ) = 0</text:p>
      <text:p text:style-name="P6">mprotect(0x7f0628ece000, 4096, PROT_READ) = 0</text:p>
      <text:p text:style-name="P6">mprotect(0x7f06290e9000, 4096, PROT_READ) = 0</text:p>
      <text:p text:style-name="P6">mprotect(0x55e8a86bb000, 4096, PROT_READ) = 0</text:p>
      <text:p text:style-name="P6">mprotect(0x7f0629316000, 4096, PROT_READ) = 0</text:p>
      <text:p text:style-name="P6">munmap(0x7f06292fe000, 97629) <text:s text:c="10"/>= 0</text:p>
      <text:p text:style-name="P6">set_tid_address(0x7f06292f9a10) <text:s text:c="8"/>= 2972</text:p>
      <text:p text:style-name="P6">set_robust_list(0x7f06292f9a20, 24) <text:s text:c="4"/>= 0</text:p>
      <text:p text:style-name="P6">rt_sigaction(SIGRTMIN, {sa_handler=0x7f0628ed5cb0, sa_mask=[], sa_flags=SA_RESTORER|SA_SIGINFO, sa_restorer=0x7f0628ee2890}, NULL, 8) = 0</text:p>
      <text:p text:style-name="P6">rt_sigaction(SIGRT_1, {sa_handler=0x7f0628ed5d50, sa_mask=[], sa_flags=SA_RESTORER|SA_RESTART|SA_SIGINFO, sa_restorer=0x7f0628ee2890}, NULL, 8) = 0</text:p>
      <text:p text:style-name="P6">rt_sigprocmask(SIG_UNBLOCK, [RTMIN RT_1], NULL, 8) = 0</text:p>
      <text:p text:style-name="P6">prlimit64(0, RLIMIT_STACK, NULL, {rlim_cur=8192*1024, rlim_max=RLIM64_INFINITY}) = 0</text:p>
      <text:p text:style-name="P6">brk(NULL) <text:s text:c="30"/>= 0x55e8aa327000</text:p>
      <text:p text:style-name="P6">brk(0x55e8aa348000) <text:s text:c="20"/>= 0x55e8aa348000</text:p>
      <text:p text:style-name="P6">getpid() <text:s text:c="31"/>= 2972</text:p>
      <text:p text:style-name="P6">openat(AT_FDCWD, "/tmp/t_f.dewzt5", O_RDWR|O_CREAT|O_EXCL, 0600) = 3</text:p>
      <text:p text:style-name="P6">unlink("/tmp/t_f.dewzt5") <text:s text:c="14"/>= 0</text:p>
      <text:p text:style-name="P6">write(3, "_gg_", 4) <text:s text:c="20"/>= 4</text:p>
      <text:p text:style-name="P6">mmap(NULL, 4, PROT_READ|PROT_WRITE, MAP_SHARED, 3, 0) = 0x7f0629315000</text:p>
      <text:p text:style-name="P6">statfs("/dev/shm/", {f_type=TMPFS_MAGIC, f_bsize=4096, f_blocks=493762, f_bfree=489835, f_bavail=489835, f_files=493762, f_ffree=493713, f_fsid={val=[0, 0]}, f_namelen=255, f_frsize=4096, f_flags=ST_VALID|ST_NOSUID|ST_NODEV}) = 0</text:p>
      <text:p text:style-name="P6">futex(0x7f06290ee370, FUTEX_WAKE_PRIVATE, 2147483647) = 0</text:p>
      <text:p text:style-name="P6">openat(AT_FDCWD, "/dev/shm/sem.get_sqrt", O_RDWR|O_NOFOLLOW) = -1 ENOENT (No such file or directory)</text:p>
      <text:p text:style-name="P6">getpid() <text:s text:c="31"/>= 2972</text:p>
      <text:p text:style-name="P6">lstat("/dev/shm/3CQF2K", 0x7fffa286b440) = -1 ENOENT (No such file or directory)</text:p>
      <text:p text:style-name="P6">openat(AT_FDCWD, "/dev/shm/3CQF2K", O_RDWR|O_CREAT|O_EXCL, 01411) = 4</text:p>
      <text:p text:style-name="P6">write(4, "\0\0\0\0\0\0\0\0\200\0\0\0\350U\0\0\0\0\0\0\0\0\0\0\0\0\0\0\0\0\0\0", 32) = 32</text:p>
      <text:p text:style-name="P6"><text:soft-page-break/>mmap(NULL, 32, PROT_READ|PROT_WRITE, MAP_SHARED, 4, 0) = 0x7f0629314000</text:p>
      <text:p text:style-name="P6">link("/dev/shm/3CQF2K", "/dev/shm/sem.get_sqrt") = 0</text:p>
      <text:p text:style-name="P6">fstat(4, {st_mode=S_IFREG|S_ISVTX|0411, st_size=32, ...}) = 0</text:p>
      <text:p text:style-name="P6">unlink("/dev/shm/3CQF2K") <text:s text:c="14"/>= 0</text:p>
      <text:p text:style-name="P6">close(4) <text:s text:c="31"/>= 0</text:p>
      <text:p text:style-name="P6">openat(AT_FDCWD, "/dev/shm/sem.output", O_RDWR|O_NOFOLLOW) = -1 ENOENT (No such file or directory)</text:p>
      <text:p text:style-name="P6">getpid() <text:s text:c="31"/>= 2972</text:p>
      <text:p text:style-name="P6">lstat("/dev/shm/xmTOBq", 0x7fffa286b440) = -1 ENOENT (No such file or directory)</text:p>
      <text:p text:style-name="P6">openat(AT_FDCWD, "/dev/shm/xmTOBq", O_RDWR|O_CREAT|O_EXCL, 01411) = 4</text:p>
      <text:p text:style-name="P6">write(4, "\0\0\0\0\0\0\0\0\200\0\0\0\350U\0\0\0\0\0\0\0\0\0\0\0\0\0\0\0\0\0\0", 32) = 32</text:p>
      <text:p text:style-name="P6">mmap(NULL, 32, PROT_READ|PROT_WRITE, MAP_SHARED, 4, 0) = 0x7f0629313000</text:p>
      <text:p text:style-name="P6">link("/dev/shm/xmTOBq", "/dev/shm/sem.output") = 0</text:p>
      <text:p text:style-name="P6">fstat(4, {st_mode=S_IFREG|S_ISVTX|0411, st_size=32, ...}) = 0</text:p>
      <text:p text:style-name="P6">unlink("/dev/shm/xmTOBq") <text:s text:c="14"/>= 0</text:p>
      <text:p text:style-name="P6">close(4) <text:s text:c="31"/>= 0</text:p>
      <text:p text:style-name="P6">unlink("/dev/shm/sem.get_sqrt") <text:s text:c="8"/>= 0</text:p>
      <text:p text:style-name="P6">unlink("/dev/shm/sem.output") <text:s text:c="10"/>= 0</text:p>
      <text:p text:style-name="P6">clone(child_stack=NULL, flags=CLONE_CHILD_CLEARTID|CLONE_CHILD_SETTID|SIGCHLD, child_tidptr=0x7f06292f9a10) = 2973</text:p>
      <text:p text:style-name="P6">fstat(0, {st_mode=S_IFCHR|0620, st_rdev=makedev(136, 0), ...}) = 0</text:p>
      <text:p text:style-name="P6">read(0, 2</text:p>
      <text:p text:style-name="P6">"2\n", 1024) <text:s text:c="19"/>= 2</text:p>
      <text:p text:style-name="P6">futex(0x7f0629314000, FUTEX_WAKE, 1) <text:s text:c="3"/>= 1</text:p>
      <text:p text:style-name="P6">fstat(1, {st_mode=S_IFCHR|0620, st_rdev=makedev(136, 0), ...}) = 0</text:p>
      <text:p text:style-name="P6">write(1, "2.000^(1/2) = 1.414\n", 202.000^(1/2) = 1.414</text:p>
      <text:p text:style-name="P6">) <text:s text:c="2"/>= 20</text:p>
      <text:p text:style-name="P6">read(0, 4</text:p>
      <text:p text:style-name="P6">"4\n", 1024) <text:s text:c="19"/>= 2</text:p>
      <text:p text:style-name="P6">futex(0x7f0629314000, FUTEX_WAKE, 1) <text:s text:c="3"/>= 1</text:p>
      <text:p text:style-name="P6">write(1, "4.000^(1/2) = 2.000\n", 204.000^(1/2) = 2.000</text:p>
      <text:p text:style-name="P6">) <text:s text:c="2"/>= 20</text:p>
      <text:p text:style-name="P6">read(0, 12</text:p>
      <text:p text:style-name="P6">"12\n", 1024) <text:s text:c="18"/>= 3</text:p>
      <text:p text:style-name="P6">futex(0x7f0629314000, FUTEX_WAKE, 1) <text:s text:c="3"/>= 1</text:p>
      <text:p text:style-name="P6">write(1, "12.000^(1/2) = 3.464\n", 2112.000^(1/2) = 3.464</text:p>
      <text:p text:style-name="P6">) <text:s/>= 21</text:p>
      <text:p text:style-name="P6">read(0, 45</text:p>
      <text:p text:style-name="P6"><text:soft-page-break/>"45\n", 1024) <text:s text:c="18"/>= 3</text:p>
      <text:p text:style-name="P6">futex(0x7f0629314000, FUTEX_WAKE, 1) <text:s text:c="3"/>= 1</text:p>
      <text:p text:style-name="P6">write(1, "45.000^(1/2) = 6.708\n", 2145.000^(1/2) = 6.708</text:p>
      <text:p text:style-name="P6">) <text:s/>= 21</text:p>
      <text:p text:style-name="P6">read(0, 67</text:p>
      <text:p text:style-name="P6">"67\n", 1024) <text:s text:c="18"/>= 3</text:p>
      <text:p text:style-name="P6">futex(0x7f0629314000, FUTEX_WAKE, 1) <text:s text:c="3"/>= 1</text:p>
      <text:p text:style-name="P6">write(1, "67.000^(1/2) = 8.185\n", 2167.000^(1/2) = 8.185</text:p>
      <text:p text:style-name="P6">) <text:s/>= 21</text:p>
      <text:p text:style-name="P6">read(0, 7</text:p>
      <text:p text:style-name="P6">"7\n", 1024) <text:s text:c="19"/>= 2</text:p>
      <text:p text:style-name="P6">futex(0x7f0629314000, FUTEX_WAKE, 1) <text:s text:c="3"/>= 1</text:p>
      <text:p text:style-name="P6">write(1, "7.000^(1/2) = 2.646\n", 207.000^(1/2) = 2.646</text:p>
      <text:p text:style-name="P6">) <text:s text:c="2"/>= 20</text:p>
      <text:p text:style-name="P6">read(0, "", 1024) <text:s text:c="22"/>= 0</text:p>
      <text:p text:style-name="P6">munmap(0x7f0629314000, 32) <text:s text:c="13"/>= 0</text:p>
      <text:p text:style-name="P6">munmap(0x7f0629313000, 32) <text:s text:c="13"/>= 0</text:p>
      <text:p text:style-name="P6">close(3) <text:s text:c="31"/>= 0</text:p>
      <text:p text:style-name="P6">munmap(0x7f0629315000, 4) <text:s text:c="14"/>= 0</text:p>
      <text:p text:style-name="P6">exit_group(0) <text:s text:c="26"/>= ?</text:p>
      <text:p text:style-name="P6">+++ exited with 0 +++</text:p>
      <text:p text:style-name="P6">/<text:span text:style-name="T8">/</text:span><text:span text:style-name="T9">Лр5</text:span></text:p>
      <text:p text:style-name="P6"><text:span text:style-name="T13">nikita@nikita-HP:~/oc/lr5v3$ strace ./dnm</text:span></text:p>
      <text:p text:style-name="P6"><text:span text:style-name="T13">execve("./dnm", ["./dnm"], 0x7ffc3ca21030 /* 55 vars */) = 0</text:span></text:p>
      <text:p text:style-name="P6"><text:span text:style-name="T13">brk(NULL) <text:s text:c="30"/>= 0x5596589db000</text:span></text:p>
      <text:p text:style-name="P6"><text:span text:style-name="T13">access("/etc/ld.so.nohwcap", F_OK) <text:s text:c="5"/>= -1 ENOENT (No such file or directory)</text:span></text:p>
      <text:p text:style-name="P6"><text:span text:style-name="T13">access("/etc/ld.so.preload", R_OK) <text:s text:c="5"/>= -1 ENOENT (No such file or directory)</text:span></text:p>
      <text:p text:style-name="P6"><text:span text:style-name="T13">openat(AT_FDCWD, "/etc/ld.so.cache", O_RDONLY|O_CLOEXEC) = 3</text:span></text:p>
      <text:p text:style-name="P6"><text:span text:style-name="T13">fstat(3, {st_mode=S_IFREG|0644, st_size=97629, ...}) = 0</text:span></text:p>
      <text:p text:style-name="P6"><text:span text:style-name="T13">mmap(NULL, 97629, PROT_READ, MAP_PRIVATE, 3, 0) = 0x7fda23e5c000</text:span></text:p>
      <text:p text:style-name="P6"><text:span text:style-name="T13">close(3) <text:s text:c="31"/>= 0</text:span></text:p>
      <text:p text:style-name="P6"><text:span text:style-name="T13">access("/etc/ld.so.nohwcap", F_OK) <text:s text:c="5"/>= -1 ENOENT (No such file or directory)</text:span></text:p>
      <text:p text:style-name="P6"><text:span text:style-name="T13">openat(AT_FDCWD, "/lib/x86_64-linux-gnu/libdl.so.2", O_RDONLY|O_CLOEXEC) = 3</text:span></text:p>
      <text:p text:style-name="P6"><text:span text:style-name="T13">read(3, "\177ELF\2\1\1\0\0\0\0\0\0\0\0\0\3\0&gt;\0\1\0\0\0P\16\0\0\0\0\0\0"..., 832) = 832</text:span></text:p>
      <text:p text:style-name="P6"><text:span text:style-name="T13">fstat(3, {st_mode=S_IFREG|0644, st_size=14560, ...}) = 0</text:span></text:p>
      <text:p text:style-name="P6"><text:span text:style-name="T13">mmap(NULL, 8192, PROT_READ|PROT_WRITE, MAP_PRIVATE|MAP_ANONYMOUS, -1, 0) = 0x7fda23e5a000</text:span></text:p>
      <text:p text:style-name="P6"><text:span text:style-name="T13">mmap(NULL, 2109712, PROT_READ|PROT_EXEC, MAP_PRIVATE|MAP_DENYWRITE, 3, 0) = 0x7fda23a49000</text:span></text:p>
      <text:p text:style-name="P6"><text:span text:style-name="T13">mprotect(0x7fda23a4c000, 2093056, PROT_NONE) = 0</text:span></text:p>
      <text:p text:style-name="P6"><text:soft-page-break/><text:span text:style-name="T13">mmap(0x7fda23c4b000, 8192, PROT_READ|PROT_WRITE, MAP_PRIVATE|MAP_FIXED|MAP_DENYWRITE, 3, 0x2000) = 0x7fda23c4b000</text:span></text:p>
      <text:p text:style-name="P6"><text:span text:style-name="T13">close(3) <text:s text:c="31"/>= 0</text:span></text:p>
      <text:p text:style-name="P6"><text:span text:style-name="T13">access("/etc/ld.so.nohwcap", F_OK) <text:s text:c="5"/>= -1 ENOENT (No such file or directory)</text:span></text:p>
      <text:p text:style-name="P6"><text:span text:style-name="T13">openat(AT_FDCWD, "/lib/x86_64-linux-gnu/libc.so.6", O_RDONLY|O_CLOEXEC) = 3</text:span></text:p>
      <text:p text:style-name="P6"><text:span text:style-name="T13">read(3, "\177ELF\2\1\1\3\0\0\0\0\0\0\0\0\3\0&gt;\0\1\0\0\0\260\34\2\0\0\0\0\0"..., 832) = 832</text:span></text:p>
      <text:p text:style-name="P6"><text:span text:style-name="T13">fstat(3, {st_mode=S_IFREG|0755, st_size=2030544, ...}) = 0</text:span></text:p>
      <text:p text:style-name="P6"><text:span text:style-name="T13">mmap(NULL, 4131552, PROT_READ|PROT_EXEC, MAP_PRIVATE|MAP_DENYWRITE, 3, 0) = 0x7fda23658000</text:span></text:p>
      <text:p text:style-name="P6"><text:span text:style-name="T13">mprotect(0x7fda2383f000, 2097152, PROT_NONE) = 0</text:span></text:p>
      <text:p text:style-name="P6"><text:span text:style-name="T13">mmap(0x7fda23a3f000, 24576, PROT_READ|PROT_WRITE, MAP_PRIVATE|MAP_FIXED|MAP_DENYWRITE, 3, 0x1e7000) = 0x7fda23a3f000</text:span></text:p>
      <text:p text:style-name="P6"><text:span text:style-name="T13">mmap(0x7fda23a45000, 15072, PROT_READ|PROT_WRITE, MAP_PRIVATE|MAP_FIXED|MAP_ANONYMOUS, -1, 0) = 0x7fda23a45000</text:span></text:p>
      <text:p text:style-name="P6"><text:span text:style-name="T13">close(3) <text:s text:c="31"/>= 0</text:span></text:p>
      <text:p text:style-name="P6"><text:span text:style-name="T13">mmap(NULL, 12288, PROT_READ|PROT_WRITE, MAP_PRIVATE|MAP_ANONYMOUS, -1, 0) = 0x7fda23e57000</text:span></text:p>
      <text:p text:style-name="P6"><text:span text:style-name="T13">arch_prctl(ARCH_SET_FS, 0x7fda23e57740) = 0</text:span></text:p>
      <text:p text:style-name="P6"><text:span text:style-name="T13">mprotect(0x7fda23a3f000, 16384, PROT_READ) = 0</text:span></text:p>
      <text:p text:style-name="P6"><text:span text:style-name="T13">mprotect(0x7fda23c4b000, 4096, PROT_READ) = 0</text:span></text:p>
      <text:p text:style-name="P6"><text:span text:style-name="T13">mprotect(0x559657ee0000, 4096, PROT_READ) = 0</text:span></text:p>
      <text:p text:style-name="P6"><text:span text:style-name="T13">mprotect(0x7fda23e74000, 4096, PROT_READ) = 0</text:span></text:p>
      <text:p text:style-name="P6"><text:span text:style-name="T13">munmap(0x7fda23e5c000, 97629) <text:s text:c="10"/>= 0</text:span></text:p>
      <text:p text:style-name="P6"><text:span text:style-name="T13">brk(NULL) <text:s text:c="30"/>= 0x5596589db000</text:span></text:p>
      <text:p text:style-name="P6"><text:span text:style-name="T13">brk(0x5596589fc000) <text:s text:c="20"/>= 0x5596589fc000</text:span></text:p>
      <text:p text:style-name="P6"><text:span text:style-name="T13">openat(AT_FDCWD, "./libdeque.so", O_RDONLY|O_CLOEXEC) = 3</text:span></text:p>
      <text:p text:style-name="P6"><text:span text:style-name="T13">read(3, "\177ELF\2\1\1\0\0\0\0\0\0\0\0\0\3\0&gt;\0\1\0\0\0 \10\0\0\0\0\0\0"..., 832) = 832</text:span></text:p>
      <text:p text:style-name="P6"><text:span text:style-name="T13">fstat(3, {st_mode=S_IFREG|0755, st_size=16056, ...}) = 0</text:span></text:p>
      <text:p text:style-name="P6"><text:span text:style-name="T13">getcwd("/home/nikita/oc/lr5v3", 128) <text:s text:c="3"/>= 22</text:span></text:p>
      <text:p text:style-name="P6"><text:span text:style-name="T13">mmap(NULL, 2105448, PROT_READ|PROT_EXEC, MAP_PRIVATE|MAP_DENYWRITE, 3, 0) = 0x7fda23455000</text:span></text:p>
      <text:p text:style-name="P6"><text:span text:style-name="T13">mprotect(0x7fda23456000, 2097152, PROT_NONE) = 0</text:span></text:p>
      <text:p text:style-name="P6"><text:span text:style-name="T13">mmap(0x7fda23656000, 8192, PROT_READ|PROT_WRITE, MAP_PRIVATE|MAP_FIXED|MAP_DENYWRITE, 3, 0x1000) = 0x7fda23656000</text:span></text:p>
      <text:p text:style-name="P6"><text:span text:style-name="T13">close(3) <text:s text:c="31"/>= 0</text:span></text:p>
      <text:p text:style-name="P6"><text:span text:style-name="T13">mprotect(0x7fda23656000, 4096, PROT_READ) = 0</text:span></text:p>
      <text:p text:style-name="P6"><text:span text:style-name="T13">fstat(1, {st_mode=S_IFCHR|0620, st_rdev=makedev(136, 1), ...}) = 0</text:span></text:p>
      <text:p text:style-name="P6"><text:span text:style-name="T13">write(1, "PushBack: Press a\n", 18PushBack: Press a</text:span></text:p>
      <text:p text:style-name="P6"><text:span text:style-name="T13">) <text:s text:c="4"/>= 18</text:span></text:p>
      <text:p text:style-name="P6"><text:span text:style-name="T13">write(1, "PopBack: Press d\n", 17PopBack: Press d</text:span></text:p>
      <text:p text:style-name="P6"><text:soft-page-break/><text:span text:style-name="T13">) <text:s text:c="5"/>= 17</text:span></text:p>
      <text:p text:style-name="P6"><text:span text:style-name="T13">write(1, "PushFront: Press t\n", 19PushFront: Press t</text:span></text:p>
      <text:p text:style-name="P6"><text:span text:style-name="T13">) <text:s text:c="3"/>= 19</text:span></text:p>
      <text:p text:style-name="P6"><text:span text:style-name="T13">write(1, "PopFront: press r\n", 18PopFront: press r</text:span></text:p>
      <text:p text:style-name="P6"><text:span text:style-name="T13">) <text:s text:c="4"/>= 18</text:span></text:p>
      <text:p text:style-name="P6"><text:span text:style-name="T13">write(1, "PRINT: Press p\n", 15PRINT: Press p</text:span></text:p>
      <text:p text:style-name="P6"><text:span text:style-name="T13">) <text:s text:c="7"/>= 15</text:span></text:p>
      <text:p text:style-name="P6"><text:span text:style-name="T13">write(1, "HELP: Press h\n", 14HELP: Press h</text:span></text:p>
      <text:p text:style-name="P6"><text:span text:style-name="T13">) <text:s text:c="8"/>= 14</text:span></text:p>
      <text:p text:style-name="P6"><text:span text:style-name="T13">write(1, "SIZE: Press l\n", 14SIZE: Press l</text:span></text:p>
      <text:p text:style-name="P6"><text:span text:style-name="T13">) <text:s text:c="8"/>= 14</text:span></text:p>
      <text:p text:style-name="P6"><text:span text:style-name="T13">write(1, "EXIT: Press e\n", 14EXIT: Press e</text:span></text:p>
      <text:p text:style-name="P6"><text:span text:style-name="T13">) <text:s text:c="8"/>= 14</text:span></text:p>
      <text:p text:style-name="P6"><text:span text:style-name="T13">fstat(0, {st_mode=S_IFCHR|0620, st_rdev=makedev(136, 1), ...}) = 0</text:span></text:p>
      <text:p text:style-name="P6"><text:span text:style-name="T13">read(0, h</text:span></text:p>
      <text:p text:style-name="P6"><text:span text:style-name="T13">"h\n", 1024) <text:s text:c="19"/>= 2</text:span></text:p>
      <text:p text:style-name="P6"><text:span text:style-name="T13">write(1, "PushBack: Press a\n", 18PushBack: Press a</text:span></text:p>
      <text:p text:style-name="P6"><text:span text:style-name="T13">) <text:s text:c="4"/>= 18</text:span></text:p>
      <text:p text:style-name="P6"><text:span text:style-name="T13">write(1, "PopBack: Press d\n", 17PopBack: Press d</text:span></text:p>
      <text:p text:style-name="P6"><text:span text:style-name="T13">) <text:s text:c="5"/>= 17</text:span></text:p>
      <text:p text:style-name="P6"><text:span text:style-name="T13">write(1, "PushFront: Press t\n", 19PushFront: Press t</text:span></text:p>
      <text:p text:style-name="P6"><text:span text:style-name="T13">) <text:s text:c="3"/>= 19</text:span></text:p>
      <text:p text:style-name="P6"><text:span text:style-name="T13">write(1, "PopFront: press r\n", 18PopFront: press r</text:span></text:p>
      <text:p text:style-name="P6"><text:span text:style-name="T13">) <text:s text:c="4"/>= 18</text:span></text:p>
      <text:p text:style-name="P6"><text:span text:style-name="T13">write(1, "PRINT: Press p\n", 15PRINT: Press p</text:span></text:p>
      <text:p text:style-name="P6"><text:span text:style-name="T13">) <text:s text:c="7"/>= 15</text:span></text:p>
      <text:p text:style-name="P6"><text:span text:style-name="T13">write(1, "HELP: Press h\n", 14HELP: Press h</text:span></text:p>
      <text:p text:style-name="P6"><text:span text:style-name="T13">) <text:s text:c="8"/>= 14</text:span></text:p>
      <text:p text:style-name="P6"><text:span text:style-name="T13">write(1, "SIZE: Press l\n", 14SIZE: Press l</text:span></text:p>
      <text:p text:style-name="P6"><text:span text:style-name="T13">) <text:s text:c="8"/>= 14</text:span></text:p>
      <text:p text:style-name="P6"><text:span text:style-name="T13">write(1, "EXIT: Press e\n", 14EXIT: Press e</text:span></text:p>
      <text:p text:style-name="P6"><text:span text:style-name="T13">) <text:s text:c="8"/>= 14</text:span></text:p>
      <text:p text:style-name="P6"><text:span text:style-name="T13">read(0, a</text:span></text:p>
      <text:p text:style-name="P6"><text:span text:style-name="T13">"a\n", 1024) <text:s text:c="19"/>= 2</text:span></text:p>
      <text:p text:style-name="P6"><text:span text:style-name="T13">write(1, "Your element\n", 13Your element</text:span></text:p>
      <text:p text:style-name="P6"><text:span text:style-name="T13">) <text:s text:c="9"/>= 13</text:span></text:p>
      <text:p text:style-name="P6"><text:span text:style-name="T13">read(0, 12</text:span></text:p>
      <text:p text:style-name="P6"><text:span text:style-name="T13">"12\n", 1024) <text:s text:c="18"/>= 3</text:span></text:p>
      <text:p text:style-name="P6"><text:span text:style-name="T13">read(0, a</text:span></text:p>
      <text:p text:style-name="P6"><text:span text:style-name="T13">"a\n", 1024) <text:s text:c="19"/>= 2</text:span></text:p>
      <text:p text:style-name="P6"><text:span text:style-name="T13">write(1, "Your element\n", 13Your element</text:span></text:p>
      <text:p text:style-name="P6"><text:span text:style-name="T13">) <text:s text:c="9"/>= 13</text:span></text:p>
      <text:p text:style-name="P6"><text:span text:style-name="T13">read(0, 23</text:span></text:p>
      <text:p text:style-name="P6"><text:soft-page-break/><text:span text:style-name="T13">"23\n", 1024) <text:s text:c="18"/>= 3</text:span></text:p>
      <text:p text:style-name="P6"><text:span text:style-name="T13">read(0, a 45</text:span></text:p>
      <text:p text:style-name="P6"><text:span text:style-name="T13">"a 45\n", 1024) <text:s text:c="16"/>= 5</text:span></text:p>
      <text:p text:style-name="P6"><text:span text:style-name="T13">write(1, "Your element\n", 13Your element</text:span></text:p>
      <text:p text:style-name="P6"><text:span text:style-name="T13">) <text:s text:c="9"/>= 13</text:span></text:p>
      <text:p text:style-name="P6"><text:span text:style-name="T13">read(0, 45</text:span></text:p>
      <text:p text:style-name="P6"><text:span text:style-name="T13">"45\n", 1024) <text:s text:c="18"/>= 3</text:span></text:p>
      <text:p text:style-name="P6"><text:span text:style-name="T13">read(0, p</text:span></text:p>
      <text:p text:style-name="P6"><text:span text:style-name="T13">"p\n", 1024) <text:s text:c="19"/>= 2</text:span></text:p>
      <text:p text:style-name="P6"><text:span text:style-name="T13">write(1, "null &lt;-&gt; 12 <text:s/>&lt;-&gt; 23 <text:s/>&lt;-&gt; 45 <text:s/>&lt;-&gt;"..., 38null &lt;-&gt; 12 <text:s/>&lt;-&gt; 23 <text:s/>&lt;-&gt; 45 <text:s/>&lt;-&gt; null</text:span></text:p>
      <text:p text:style-name="P6"><text:span text:style-name="T13">) = 38</text:span></text:p>
      <text:p text:style-name="P6"><text:span text:style-name="T13">read(0, l</text:span></text:p>
      <text:p text:style-name="P6"><text:span text:style-name="T13">"l\n", 1024) <text:s text:c="19"/>= 2</text:span></text:p>
      <text:p text:style-name="P6"><text:span text:style-name="T13">write(1, "size:3\n", 7size:3</text:span></text:p>
      <text:p text:style-name="P6"><text:span text:style-name="T13">) <text:s text:c="16"/>= 7</text:span></text:p>
      <text:p text:style-name="P6"><text:span text:style-name="T13">read(0, d</text:span></text:p>
      <text:p text:style-name="P6"><text:span text:style-name="T13">"d\n", 1024) <text:s text:c="19"/>= 2</text:span></text:p>
      <text:p text:style-name="P6"><text:span text:style-name="T13">read(0, d</text:span></text:p>
      <text:p text:style-name="P6"><text:span text:style-name="T13">"d\n", 1024) <text:s text:c="19"/>= 2</text:span></text:p>
      <text:p text:style-name="P6"><text:span text:style-name="T13">read(0, e</text:span></text:p>
      <text:p text:style-name="P6"><text:span text:style-name="T13">"e\n", 1024) <text:s text:c="19"/>= 2</text:span></text:p>
      <text:p text:style-name="P6"><text:span text:style-name="T13">munmap(0x7fda23455000, 2105448) <text:s text:c="8"/>= 0</text:span></text:p>
      <text:p text:style-name="P6"><text:span text:style-name="T13">lseek(0, -1, SEEK_CUR) <text:s text:c="17"/>= -1 ESPIPE (Illegal seek)</text:span></text:p>
      <text:p text:style-name="P6"><text:span text:style-name="T13">exit_group(0) <text:s text:c="26"/>= ?</text:span></text:p>
      <text:p text:style-name="P6"><text:span text:style-name="T13">+++ exited with 0 +++</text:span></text:p>
      <text:p text:style-name="P5">//<text:span text:style-name="T13">Лр6</text:span></text:p>
      <text:p text:style-name="P6">nikita@nikita-HP:~/oc/lr6v55/work$ strace ./terminal</text:p>
      <text:p text:style-name="P6">execve("./terminal", ["./terminal"], 0x7fff903d2140 /* 55 vars */) = 0</text:p>
      <text:p text:style-name="P6">brk(NULL) <text:s text:c="30"/>= 0x559066ce1000</text:p>
      <text:p text:style-name="P6">access("/etc/ld.so.nohwcap", F_OK) <text:s text:c="5"/>= -1 ENOENT (No such file or directory)</text:p>
      <text:p text:style-name="P6">access("/etc/ld.so.preload", R_OK) <text:s text:c="5"/>= -1 ENOENT (No such file or directory)</text:p>
      <text:p text:style-name="P6">openat(AT_FDCWD, "/etc/ld.so.cache", O_RDONLY|O_CLOEXEC) = 3</text:p>
      <text:p text:style-name="P6">fstat(3, {st_mode=S_IFREG|0644, st_size=97629, ...}) = 0</text:p>
      <text:p text:style-name="P6">mmap(NULL, 97629, PROT_READ, MAP_PRIVATE, 3, 0) = 0x7fb9bbf3c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usr/lib/x86_64-linux-gnu/libzmq.so.5", O_RDONLY|O_CLOEXEC) = 3</text:p>
      <text:p text:style-name="P6">read(3, "\177ELF\2\1\1\0\0\0\0\0\0\0\0\0\3\0&gt;\0\1\0\0\0P?\1\0\0\0\0\0"..., 832) = 832</text:p>
      <text:p text:style-name="P6">fstat(3, {st_mode=S_IFREG|0644, st_size=630464, ...}) = 0</text:p>
      <text:p text:style-name="P6">mmap(NULL, 8192, PROT_READ|PROT_WRITE, MAP_PRIVATE|MAP_ANONYMOUS, -1, 0) = 0x7fb9bbf3a000</text:p>
      <text:p text:style-name="P6"><text:soft-page-break/>mmap(NULL, 2725560, PROT_READ|PROT_EXEC, MAP_PRIVATE|MAP_DENYWRITE, 3, 0) = 0x7fb9bba93000</text:p>
      <text:p text:style-name="P6">mprotect(0x7fb9bbb26000, 2097152, PROT_NONE) = 0</text:p>
      <text:p text:style-name="P6">mmap(0x7fb9bbd26000, 28672, PROT_READ|PROT_WRITE, MAP_PRIVATE|MAP_FIXED|MAP_DENYWRITE, 3, 0x93000) = 0x7fb9bbd26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usr/lib/x86_64-linux-gnu/libstdc++.so.6", O_RDONLY|O_CLOEXEC) = 3</text:p>
      <text:p text:style-name="P6">read(3, "\177ELF\2\1\1\3\0\0\0\0\0\0\0\0\3\0&gt;\0\1\0\0\0\220\304\10\0\0\0\0\0"..., 832) = 832</text:p>
      <text:p text:style-name="P6">fstat(3, {st_mode=S_IFREG|0644, st_size=1594864, ...}) = 0</text:p>
      <text:p text:style-name="P6">mmap(NULL, 3702848, PROT_READ|PROT_EXEC, MAP_PRIVATE|MAP_DENYWRITE, 3, 0) = 0x7fb9bb70a000</text:p>
      <text:p text:style-name="P6">mprotect(0x7fb9bb883000, 2097152, PROT_NONE) = 0</text:p>
      <text:p text:style-name="P6">mmap(0x7fb9bba83000, 49152, PROT_READ|PROT_WRITE, MAP_PRIVATE|MAP_FIXED|MAP_DENYWRITE, 3, 0x179000) = 0x7fb9bba83000</text:p>
      <text:p text:style-name="P6">mmap(0x7fb9bba8f000, 12352, PROT_READ|PROT_WRITE, MAP_PRIVATE|MAP_FIXED|MAP_ANONYMOUS, -1, 0) = 0x7fb9bba8f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libgcc_s.so.1", O_RDONLY|O_CLOEXEC) = 3</text:p>
      <text:p text:style-name="P6">read(3, "\177ELF\2\1\1\0\0\0\0\0\0\0\0\0\3\0&gt;\0\1\0\0\0\300*\0\0\0\0\0\0"..., 832) = 832</text:p>
      <text:p text:style-name="P6">fstat(3, {st_mode=S_IFREG|0644, st_size=96616, ...}) = 0</text:p>
      <text:p text:style-name="P6">mmap(NULL, 2192432, PROT_READ|PROT_EXEC, MAP_PRIVATE|MAP_DENYWRITE, 3, 0) = 0x7fb9bb4f2000</text:p>
      <text:p text:style-name="P6">mprotect(0x7fb9bb509000, 2093056, PROT_NONE) = 0</text:p>
      <text:p text:style-name="P6">mmap(0x7fb9bb708000, 8192, PROT_READ|PROT_WRITE, MAP_PRIVATE|MAP_FIXED|MAP_DENYWRITE, 3, 0x16000) = 0x7fb9bb708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libc.so.6", O_RDONLY|O_CLOEXEC) = 3</text:p>
      <text:p text:style-name="P6">read(3, "\177ELF\2\1\1\3\0\0\0\0\0\0\0\0\3\0&gt;\0\1\0\0\0\260\34\2\0\0\0\0\0"..., 832) = 832</text:p>
      <text:p text:style-name="P6">fstat(3, {st_mode=S_IFREG|0755, st_size=2030544, ...}) = 0</text:p>
      <text:p text:style-name="P6">mmap(NULL, 4131552, PROT_READ|PROT_EXEC, MAP_PRIVATE|MAP_DENYWRITE, 3, 0) = 0x7fb9bb101000</text:p>
      <text:p text:style-name="P6">mprotect(0x7fb9bb2e8000, 2097152, PROT_NONE) = 0</text:p>
      <text:p text:style-name="P6">mmap(0x7fb9bb4e8000, 24576, PROT_READ|PROT_WRITE, MAP_PRIVATE|MAP_FIXED|MAP_DENYWRITE, 3, 0x1e7000) = 0x7fb9bb4e8000</text:p>
      <text:p text:style-name="P6"><text:soft-page-break/>mmap(0x7fb9bb4ee000, 15072, PROT_READ|PROT_WRITE, MAP_PRIVATE|MAP_FIXED|MAP_ANONYMOUS, -1, 0) = 0x7fb9bb4ee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usr/lib/x86_64-linux-gnu/libsodium.so.23", O_RDONLY|O_CLOEXEC) = 3</text:p>
      <text:p text:style-name="P6">read(3, "\177ELF\2\1\1\0\0\0\0\0\0\0\0\0\3\0&gt;\0\1\0\0\0\340\251\0\0\0\0\0\0"..., 832) = 832</text:p>
      <text:p text:style-name="P6">fstat(3, {st_mode=S_IFREG|0644, st_size=330440, ...}) = 0</text:p>
      <text:p text:style-name="P6">mmap(NULL, 2425864, PROT_READ|PROT_EXEC, MAP_PRIVATE|MAP_DENYWRITE, 3, 0) = 0x7fb9baeb0000</text:p>
      <text:p text:style-name="P6">mprotect(0x7fb9baf00000, 2093056, PROT_NONE) = 0</text:p>
      <text:p text:style-name="P6">mmap(0x7fb9bb0ff000, 8192, PROT_READ|PROT_WRITE, MAP_PRIVATE|MAP_FIXED|MAP_DENYWRITE, 3, 0x4f000) = 0x7fb9bb0ff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usr/lib/x86_64-linux-gnu/libpgm-5.2.so.0", O_RDONLY|O_CLOEXEC) = 3</text:p>
      <text:p text:style-name="P6">read(3, "\177ELF\2\1\1\0\0\0\0\0\0\0\0\0\3\0&gt;\0\1\0\0\0000;\0\0\0\0\0\0"..., 832) = 832</text:p>
      <text:p text:style-name="P6">fstat(3, {st_mode=S_IFREG|0644, st_size=293784, ...}) = 0</text:p>
      <text:p text:style-name="P6">mmap(NULL, 2406448, PROT_READ|PROT_EXEC, MAP_PRIVATE|MAP_DENYWRITE, 3, 0) = 0x7fb9bac64000</text:p>
      <text:p text:style-name="P6">mprotect(0x7fb9bacab000, 2093056, PROT_NONE) = 0</text:p>
      <text:p text:style-name="P6">mmap(0x7fb9baeaa000, 8192, PROT_READ|PROT_WRITE, MAP_PRIVATE|MAP_FIXED|MAP_DENYWRITE, 3, 0x46000) = 0x7fb9baeaa000</text:p>
      <text:p text:style-name="P6">mmap(0x7fb9baeac000, 14384, PROT_READ|PROT_WRITE, MAP_PRIVATE|MAP_FIXED|MAP_ANONYMOUS, -1, 0) = 0x7fb9baeac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usr/lib/x86_64-linux-gnu/libnorm.so.1", O_RDONLY|O_CLOEXEC) = 3</text:p>
      <text:p text:style-name="P6">read(3, "\177ELF\2\1\1\0\0\0\0\0\0\0\0\0\3\0&gt;\0\1\0\0\0000\374\1\0\0\0\0\0"..., 832) = 832</text:p>
      <text:p text:style-name="P6">fstat(3, {st_mode=S_IFREG|0644, st_size=522248, ...}) = 0</text:p>
      <text:p text:style-name="P6">mmap(NULL, 8192, PROT_READ|PROT_WRITE, MAP_PRIVATE|MAP_ANONYMOUS, -1, 0) = 0x7fb9bbf38000</text:p>
      <text:p text:style-name="P6">mmap(NULL, 3340624, PROT_READ|PROT_EXEC, MAP_PRIVATE|MAP_DENYWRITE, 3, 0) = 0x7fb9ba934000</text:p>
      <text:p text:style-name="P6">mprotect(0x7fb9ba9b1000, 2097152, PROT_NONE) = 0</text:p>
      <text:p text:style-name="P6">mmap(0x7fb9babb1000, 12288, PROT_READ|PROT_WRITE, MAP_PRIVATE|MAP_FIXED|MAP_DENYWRITE, 3, 0x7d000) = 0x7fb9babb1000</text:p>
      <text:p text:style-name="P6"><text:soft-page-break/>mmap(0x7fb9babb4000, 719184, PROT_READ|PROT_WRITE, MAP_PRIVATE|MAP_FIXED|MAP_ANONYMOUS, -1, 0) = 0x7fb9babb4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librt.so.1", O_RDONLY|O_CLOEXEC) = 3</text:p>
      <text:p text:style-name="P6">read(3, "\177ELF\2\1\1\0\0\0\0\0\0\0\0\0\3\0&gt;\0\1\0\0\0\0\"\0\0\0\0\0\0"..., 832) = 832</text:p>
      <text:p text:style-name="P6">fstat(3, {st_mode=S_IFREG|0644, st_size=31680, ...}) = 0</text:p>
      <text:p text:style-name="P6">mmap(NULL, 2128864, PROT_READ|PROT_EXEC, MAP_PRIVATE|MAP_DENYWRITE, 3, 0) = 0x7fb9ba72c000</text:p>
      <text:p text:style-name="P6">mprotect(0x7fb9ba733000, 2093056, PROT_NONE) = 0</text:p>
      <text:p text:style-name="P6">mmap(0x7fb9ba932000, 8192, PROT_READ|PROT_WRITE, MAP_PRIVATE|MAP_FIXED|MAP_DENYWRITE, 3, 0x6000) = 0x7fb9ba932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libpthread.so.0", O_RDONLY|O_CLOEXEC) = 3</text:p>
      <text:p text:style-name="P6">read(3, "\177ELF\2\1\1\0\0\0\0\0\0\0\0\0\3\0&gt;\0\1\0\0\0000b\0\0\0\0\0\0"..., 832) = 832</text:p>
      <text:p text:style-name="P6">fstat(3, {st_mode=S_IFREG|0755, st_size=144976, ...}) = 0</text:p>
      <text:p text:style-name="P6">mmap(NULL, 2221184, PROT_READ|PROT_EXEC, MAP_PRIVATE|MAP_DENYWRITE, 3, 0) = 0x7fb9ba50d000</text:p>
      <text:p text:style-name="P6">mprotect(0x7fb9ba527000, 2093056, PROT_NONE) = 0</text:p>
      <text:p text:style-name="P6">mmap(0x7fb9ba726000, 8192, PROT_READ|PROT_WRITE, MAP_PRIVATE|MAP_FIXED|MAP_DENYWRITE, 3, 0x19000) = 0x7fb9ba726000</text:p>
      <text:p text:style-name="P6">mmap(0x7fb9ba728000, 13440, PROT_READ|PROT_WRITE, MAP_PRIVATE|MAP_FIXED|MAP_ANONYMOUS, -1, 0) = 0x7fb9ba728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libm.so.6", O_RDONLY|O_CLOEXEC) = 3</text:p>
      <text:p text:style-name="P6">read(3, "\177ELF\2\1\1\3\0\0\0\0\0\0\0\0\3\0&gt;\0\1\0\0\0\200\272\0\0\0\0\0\0"..., 832) = 832</text:p>
      <text:p text:style-name="P6">fstat(3, {st_mode=S_IFREG|0644, st_size=1700792, ...}) = 0</text:p>
      <text:p text:style-name="P6">mmap(NULL, 3789144, PROT_READ|PROT_EXEC, MAP_PRIVATE|MAP_DENYWRITE, 3, 0) = 0x7fb9ba16f000</text:p>
      <text:p text:style-name="P6">mprotect(0x7fb9ba30c000, 2093056, PROT_NONE) = 0</text:p>
      <text:p text:style-name="P6">mmap(0x7fb9ba50b000, 8192, PROT_READ|PROT_WRITE, MAP_PRIVATE|MAP_FIXED|MAP_DENYWRITE, 3, 0x19c000) = 0x7fb9ba50b000</text:p>
      <text:p text:style-name="P6">close(3) <text:s text:c="31"/>= 0</text:p>
      <text:p text:style-name="P6">mmap(NULL, 8192, PROT_READ|PROT_WRITE, MAP_PRIVATE|MAP_ANONYMOUS, -1, 0) = 0x7fb9bbf36000</text:p>
      <text:p text:style-name="P6"><text:soft-page-break/>mmap(NULL, 12288, PROT_READ|PROT_WRITE, MAP_PRIVATE|MAP_ANONYMOUS, -1, 0) = 0x7fb9bbf33000</text:p>
      <text:p text:style-name="P6">arch_prctl(ARCH_SET_FS, 0x7fb9bbf33b80) = 0</text:p>
      <text:p text:style-name="P6">mprotect(0x7fb9bb4e8000, 16384, PROT_READ) = 0</text:p>
      <text:p text:style-name="P6">mprotect(0x7fb9ba50b000, 4096, PROT_READ) = 0</text:p>
      <text:p text:style-name="P6">mprotect(0x7fb9ba726000, 4096, PROT_READ) = 0</text:p>
      <text:p text:style-name="P6">mprotect(0x7fb9ba932000, 4096, PROT_READ) = 0</text:p>
      <text:p text:style-name="P6">mprotect(0x7fb9bb708000, 4096, PROT_READ) = 0</text:p>
      <text:p text:style-name="P6">mmap(NULL, 8192, PROT_READ|PROT_WRITE, MAP_PRIVATE|MAP_ANONYMOUS, -1, 0) = 0x7fb9bbf31000</text:p>
      <text:p text:style-name="P6">mprotect(0x7fb9bba83000, 40960, PROT_READ) = 0</text:p>
      <text:p text:style-name="P6">mprotect(0x7fb9babb1000, 8192, PROT_READ) = 0</text:p>
      <text:p text:style-name="P6">mprotect(0x7fb9baeaa000, 4096, PROT_READ) = 0</text:p>
      <text:p text:style-name="P6">mprotect(0x7fb9bb0ff000, 4096, PROT_READ) = 0</text:p>
      <text:p text:style-name="P6">mprotect(0x7fb9bbd26000, 24576, PROT_READ) = 0</text:p>
      <text:p text:style-name="P6">mprotect(0x559065af4000, 4096, PROT_READ) = 0</text:p>
      <text:p text:style-name="P6">mprotect(0x7fb9bbf54000, 4096, PROT_READ) = 0</text:p>
      <text:p text:style-name="P6">munmap(0x7fb9bbf3c000, 97629) <text:s text:c="10"/>= 0</text:p>
      <text:p text:style-name="P6">set_tid_address(0x7fb9bbf33e50) <text:s text:c="8"/>= 3172</text:p>
      <text:p text:style-name="P6">set_robust_list(0x7fb9bbf33e60, 24) <text:s text:c="4"/>= 0</text:p>
      <text:p text:style-name="P6">rt_sigaction(SIGRTMIN, {sa_handler=0x7fb9ba512cb0, sa_mask=[], sa_flags=SA_RESTORER|SA_SIGINFO, sa_restorer=0x7fb9ba51f890}, NULL, 8) = 0</text:p>
      <text:p text:style-name="P6">rt_sigaction(SIGRT_1, {sa_handler=0x7fb9ba512d50, sa_mask=[], sa_flags=SA_RESTORER|SA_RESTART|SA_SIGINFO, sa_restorer=0x7fb9ba51f890}, NULL, 8) = 0</text:p>
      <text:p text:style-name="P6">rt_sigprocmask(SIG_UNBLOCK, [RTMIN RT_1], NULL, 8) = 0</text:p>
      <text:p text:style-name="P6">prlimit64(0, RLIMIT_STACK, NULL, {rlim_cur=8192*1024, rlim_max=RLIM64_INFINITY}) = 0</text:p>
      <text:p text:style-name="P6">brk(NULL) <text:s text:c="30"/>= 0x559066ce1000</text:p>
      <text:p text:style-name="P6">brk(0x559066d02000) <text:s text:c="20"/>= 0x559066d02000</text:p>
      <text:p text:style-name="P6">futex(0x7fb9bba9009c, FUTEX_WAKE_PRIVATE, 2147483647) = 0</text:p>
      <text:p text:style-name="P6">futex(0x7fb9bba900a8, FUTEX_WAKE_PRIVATE, 2147483647) = 0</text:p>
      <text:p text:style-name="P6">openat(AT_FDCWD, "/sys/devices/system/cpu/online", O_RDONLY|O_CLOEXEC) = 3</text:p>
      <text:p text:style-name="P6">read(3, "0-3\n", 8192) <text:s text:c="17"/>= 4</text:p>
      <text:p text:style-name="P6">close(3) <text:s text:c="31"/>= 0</text:p>
      <text:p text:style-name="P6">openat(AT_FDCWD, "/sys/devices/system/cpu", O_RDONLY|O_NONBLOCK|O_CLOEXEC|O_DIRECTORY) = 3</text:p>
      <text:p text:style-name="P6">fstat(3, {st_mode=S_IFDIR|0755, st_size=0, ...}) = 0</text:p>
      <text:p text:style-name="P6">getdents(3, /* 22 entries */, 32768) <text:s text:c="3"/>= 656</text:p>
      <text:p text:style-name="P6">getdents(3, /* 0 entries */, 32768) <text:s text:c="4"/>= 0</text:p>
      <text:p text:style-name="P6">close(3) <text:s text:c="31"/>= 0</text:p>
      <text:p text:style-name="P6"><text:soft-page-break/>getpid() <text:s text:c="31"/>= 3172</text:p>
      <text:p text:style-name="P6">sched_getaffinity(3172, 128, [0, 1, 2, 3]) = 8</text:p>
      <text:p text:style-name="P6">openat(AT_FDCWD, "/etc/nsswitch.conf", O_RDONLY|O_CLOEXEC) = 3</text:p>
      <text:p text:style-name="P6">fstat(3, {st_mode=S_IFREG|0644, st_size=556, ...}) = 0</text:p>
      <text:p text:style-name="P6">read(3, "# /etc/nsswitch.conf\n#\n# Example"..., 4096) = 556</text:p>
      <text:p text:style-name="P6">read(3, "", 4096) <text:s text:c="22"/>= 0</text:p>
      <text:p text:style-name="P6">close(3) <text:s text:c="31"/>= 0</text:p>
      <text:p text:style-name="P6">openat(AT_FDCWD, "/etc/ld.so.cache", O_RDONLY|O_CLOEXEC) = 3</text:p>
      <text:p text:style-name="P6">fstat(3, {st_mode=S_IFREG|0644, st_size=97629, ...}) = 0</text:p>
      <text:p text:style-name="P6">mmap(NULL, 97629, PROT_READ, MAP_PRIVATE, 3, 0) = 0x7fb9bbf3c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tls/haswell/x86_64/libnss_db.so.2", O_RDONLY|O_CLOEXEC) = -1 ENOENT (No such file or directory)</text:p>
      <text:p text:style-name="P6">stat("/lib/x86_64-linux-gnu/tls/haswell/x86_64", 0x7ffc4341c9d0) = -1 ENOENT (No such file or directory)</text:p>
      <text:p text:style-name="P6">openat(AT_FDCWD, "/lib/x86_64-linux-gnu/tls/haswell/libnss_db.so.2", O_RDONLY|O_CLOEXEC) = -1 ENOENT (No such file or directory)</text:p>
      <text:p text:style-name="P6">stat("/lib/x86_64-linux-gnu/tls/haswell", 0x7ffc4341c9d0) = -1 ENOENT (No such file or directory)</text:p>
      <text:p text:style-name="P6">openat(AT_FDCWD, "/lib/x86_64-linux-gnu/tls/x86_64/libnss_db.so.2", O_RDONLY|O_CLOEXEC) = -1 ENOENT (No such file or directory)</text:p>
      <text:p text:style-name="P6">stat("/lib/x86_64-linux-gnu/tls/x86_64", 0x7ffc4341c9d0) = -1 ENOENT (No such file or directory)</text:p>
      <text:p text:style-name="P6">openat(AT_FDCWD, "/lib/x86_64-linux-gnu/tls/libnss_db.so.2", O_RDONLY|O_CLOEXEC) = -1 ENOENT (No such file or directory)</text:p>
      <text:p text:style-name="P6">stat("/lib/x86_64-linux-gnu/tls", 0x7ffc4341c9d0) = -1 ENOENT (No such file or directory)</text:p>
      <text:p text:style-name="P6">openat(AT_FDCWD, "/lib/x86_64-linux-gnu/haswell/x86_64/libnss_db.so.2", O_RDONLY|O_CLOEXEC) = -1 ENOENT (No such file or directory)</text:p>
      <text:p text:style-name="P6">stat("/lib/x86_64-linux-gnu/haswell/x86_64", 0x7ffc4341c9d0) = -1 ENOENT (No such file or directory)</text:p>
      <text:p text:style-name="P6">openat(AT_FDCWD, "/lib/x86_64-linux-gnu/haswell/libnss_db.so.2", O_RDONLY|O_CLOEXEC) = -1 ENOENT (No such file or directory)</text:p>
      <text:p text:style-name="P6">stat("/lib/x86_64-linux-gnu/haswell", 0x7ffc4341c9d0) = -1 ENOENT (No such file or directory)</text:p>
      <text:p text:style-name="P6">openat(AT_FDCWD, "/lib/x86_64-linux-gnu/x86_64/libnss_db.so.2", O_RDONLY|O_CLOEXEC) = -1 ENOENT (No such file or directory)</text:p>
      <text:p text:style-name="P6">stat("/lib/x86_64-linux-gnu/x86_64", 0x7ffc4341c9d0) = -1 ENOENT (No such file or directory)</text:p>
      <text:p text:style-name="P6">openat(AT_FDCWD, "/lib/x86_64-linux-gnu/libnss_db.so.2", O_RDONLY|O_CLOEXEC) = -1 ENOENT (No such file or directory)</text:p>
      <text:p text:style-name="P6">stat("/lib/x86_64-linux-gnu", {st_mode=S_IFDIR|0755, st_size=12288, ...}) = 0</text:p>
      <text:p text:style-name="P6"><text:soft-page-break/>openat(AT_FDCWD, "/usr/lib/x86_64-linux-gnu/tls/haswell/x86_64/libnss_db.so.2", O_RDONLY|O_CLOEXEC) = -1 ENOENT (No such file or directory)</text:p>
      <text:p text:style-name="P6">stat("/usr/lib/x86_64-linux-gnu/tls/haswell/x86_64", 0x7ffc4341c9d0) = -1 ENOENT (No such file or directory)</text:p>
      <text:p text:style-name="P6">openat(AT_FDCWD, "/usr/lib/x86_64-linux-gnu/tls/haswell/libnss_db.so.2", O_RDONLY|O_CLOEXEC) = -1 ENOENT (No such file or directory)</text:p>
      <text:p text:style-name="P6">stat("/usr/lib/x86_64-linux-gnu/tls/haswell", 0x7ffc4341c9d0) = -1 ENOENT (No such file or directory)</text:p>
      <text:p text:style-name="P6">openat(AT_FDCWD, "/usr/lib/x86_64-linux-gnu/tls/x86_64/libnss_db.so.2", O_RDONLY|O_CLOEXEC) = -1 ENOENT (No such file or directory)</text:p>
      <text:p text:style-name="P6">stat("/usr/lib/x86_64-linux-gnu/tls/x86_64", 0x7ffc4341c9d0) = -1 ENOENT (No such file or directory)</text:p>
      <text:p text:style-name="P6">openat(AT_FDCWD, "/usr/lib/x86_64-linux-gnu/tls/libnss_db.so.2", O_RDONLY|O_CLOEXEC) = -1 ENOENT (No such file or directory)</text:p>
      <text:p text:style-name="P6">stat("/usr/lib/x86_64-linux-gnu/tls", 0x7ffc4341c9d0) = -1 ENOENT (No such file or directory)</text:p>
      <text:p text:style-name="P6">openat(AT_FDCWD, "/usr/lib/x86_64-linux-gnu/haswell/x86_64/libnss_db.so.2", O_RDONLY|O_CLOEXEC) = -1 ENOENT (No such file or directory)</text:p>
      <text:p text:style-name="P6">stat("/usr/lib/x86_64-linux-gnu/haswell/x86_64", 0x7ffc4341c9d0) = -1 ENOENT (No such file or directory)</text:p>
      <text:p text:style-name="P6">openat(AT_FDCWD, "/usr/lib/x86_64-linux-gnu/haswell/libnss_db.so.2", O_RDONLY|O_CLOEXEC) = -1 ENOENT (No such file or directory)</text:p>
      <text:p text:style-name="P6">stat("/usr/lib/x86_64-linux-gnu/haswell", 0x7ffc4341c9d0) = -1 ENOENT (No such file or directory)</text:p>
      <text:p text:style-name="P6">openat(AT_FDCWD, "/usr/lib/x86_64-linux-gnu/x86_64/libnss_db.so.2", O_RDONLY|O_CLOEXEC) = -1 ENOENT (No such file or directory)</text:p>
      <text:p text:style-name="P6">stat("/usr/lib/x86_64-linux-gnu/x86_64", 0x7ffc4341c9d0) = -1 ENOENT (No such file or directory)</text:p>
      <text:p text:style-name="P6">openat(AT_FDCWD, "/usr/lib/x86_64-linux-gnu/libnss_db.so.2", O_RDONLY|O_CLOEXEC) = -1 ENOENT (No such file or directory)</text:p>
      <text:p text:style-name="P6">stat("/usr/lib/x86_64-linux-gnu", {st_mode=S_IFDIR|0755, st_size=69632, ...}) = 0</text:p>
      <text:p text:style-name="P6">openat(AT_FDCWD, "/lib/tls/haswell/x86_64/libnss_db.so.2", O_RDONLY|O_CLOEXEC) = -1 ENOENT (No such file or directory)</text:p>
      <text:p text:style-name="P6">stat("/lib/tls/haswell/x86_64", 0x7ffc4341c9d0) = -1 ENOENT (No such file or directory)</text:p>
      <text:p text:style-name="P6">openat(AT_FDCWD, "/lib/tls/haswell/libnss_db.so.2", O_RDONLY|O_CLOEXEC) = -1 ENOENT (No such file or directory)</text:p>
      <text:p text:style-name="P6">stat("/lib/tls/haswell", 0x7ffc4341c9d0) = -1 ENOENT (No such file or directory)</text:p>
      <text:p text:style-name="P6">openat(AT_FDCWD, "/lib/tls/x86_64/libnss_db.so.2", O_RDONLY|O_CLOEXEC) = -1 ENOENT (No such file or directory)</text:p>
      <text:p text:style-name="P6">stat("/lib/tls/x86_64", 0x7ffc4341c9d0) = -1 ENOENT (No such file or directory)</text:p>
      <text:p text:style-name="P6">openat(AT_FDCWD, "/lib/tls/libnss_db.so.2", O_RDONLY|O_CLOEXEC) = -1 ENOENT (No such file or directory)</text:p>
      <text:p text:style-name="P6"><text:soft-page-break/>stat("/lib/tls", 0x7ffc4341c9d0) <text:s text:c="7"/>= -1 ENOENT (No such file or directory)</text:p>
      <text:p text:style-name="P6">openat(AT_FDCWD, "/lib/haswell/x86_64/libnss_db.so.2", O_RDONLY|O_CLOEXEC) = -1 ENOENT (No such file or directory)</text:p>
      <text:p text:style-name="P6">stat("/lib/haswell/x86_64", 0x7ffc4341c9d0) = -1 ENOENT (No such file or directory)</text:p>
      <text:p text:style-name="P6">openat(AT_FDCWD, "/lib/haswell/libnss_db.so.2", O_RDONLY|O_CLOEXEC) = -1 ENOENT (No such file or directory)</text:p>
      <text:p text:style-name="P6">stat("/lib/haswell", 0x7ffc4341c9d0) <text:s text:c="3"/>= -1 ENOENT (No such file or directory)</text:p>
      <text:p text:style-name="P6">openat(AT_FDCWD, "/lib/x86_64/libnss_db.so.2", O_RDONLY|O_CLOEXEC) = -1 ENOENT (No such file or directory)</text:p>
      <text:p text:style-name="P6">stat("/lib/x86_64", 0x7ffc4341c9d0) <text:s text:c="4"/>= -1 ENOENT (No such file or directory)</text:p>
      <text:p text:style-name="P6">openat(AT_FDCWD, "/lib/libnss_db.so.2", O_RDONLY|O_CLOEXEC) = -1 ENOENT (No such file or directory)</text:p>
      <text:p text:style-name="P6">stat("/lib", {st_mode=S_IFDIR|0755, st_size=4096, ...}) = 0</text:p>
      <text:p text:style-name="P6">openat(AT_FDCWD, "/usr/lib/tls/haswell/x86_64/libnss_db.so.2", O_RDONLY|O_CLOEXEC) = -1 ENOENT (No such file or directory)</text:p>
      <text:p text:style-name="P6">stat("/usr/lib/tls/haswell/x86_64", 0x7ffc4341c9d0) = -1 ENOENT (No such file or directory)</text:p>
      <text:p text:style-name="P6">openat(AT_FDCWD, "/usr/lib/tls/haswell/libnss_db.so.2", O_RDONLY|O_CLOEXEC) = -1 ENOENT (No such file or directory)</text:p>
      <text:p text:style-name="P6">stat("/usr/lib/tls/haswell", 0x7ffc4341c9d0) = -1 ENOENT (No such file or directory)</text:p>
      <text:p text:style-name="P6">openat(AT_FDCWD, "/usr/lib/tls/x86_64/libnss_db.so.2", O_RDONLY|O_CLOEXEC) = -1 ENOENT (No such file or directory)</text:p>
      <text:p text:style-name="P6">stat("/usr/lib/tls/x86_64", 0x7ffc4341c9d0) = -1 ENOENT (No such file or directory)</text:p>
      <text:p text:style-name="P6">openat(AT_FDCWD, "/usr/lib/tls/libnss_db.so.2", O_RDONLY|O_CLOEXEC) = -1 ENOENT (No such file or directory)</text:p>
      <text:p text:style-name="P6">stat("/usr/lib/tls", 0x7ffc4341c9d0) <text:s text:c="3"/>= -1 ENOENT (No such file or directory)</text:p>
      <text:p text:style-name="P6">openat(AT_FDCWD, "/usr/lib/haswell/x86_64/libnss_db.so.2", O_RDONLY|O_CLOEXEC) = -1 ENOENT (No such file or directory)</text:p>
      <text:p text:style-name="P6">stat("/usr/lib/haswell/x86_64", 0x7ffc4341c9d0) = -1 ENOENT (No such file or directory)</text:p>
      <text:p text:style-name="P6">openat(AT_FDCWD, "/usr/lib/haswell/libnss_db.so.2", O_RDONLY|O_CLOEXEC) = -1 ENOENT (No such file or directory)</text:p>
      <text:p text:style-name="P6">stat("/usr/lib/haswell", 0x7ffc4341c9d0) = -1 ENOENT (No such file or directory)</text:p>
      <text:p text:style-name="P6">openat(AT_FDCWD, "/usr/lib/x86_64/libnss_db.so.2", O_RDONLY|O_CLOEXEC) = -1 ENOENT (No such file or directory)</text:p>
      <text:p text:style-name="P6">stat("/usr/lib/x86_64", 0x7ffc4341c9d0) = -1 ENOENT (No such file or directory)</text:p>
      <text:p text:style-name="P6">openat(AT_FDCWD, "/usr/lib/libnss_db.so.2", O_RDONLY|O_CLOEXEC) = -1 ENOENT (No such file or directory)</text:p>
      <text:p text:style-name="P6">stat("/usr/lib", {st_mode=S_IFDIR|0755, st_size=4096, ...}) = 0</text:p>
      <text:p text:style-name="P6">munmap(0x7fb9bbf3c000, 97629) <text:s text:c="10"/>= 0</text:p>
      <text:p text:style-name="P6">openat(AT_FDCWD, "/etc/ld.so.cache", O_RDONLY|O_CLOEXEC) = 3</text:p>
      <text:p text:style-name="P6">fstat(3, {st_mode=S_IFREG|0644, st_size=97629, ...}) = 0</text:p>
      <text:p text:style-name="P6"><text:soft-page-break/>mmap(NULL, 97629, PROT_READ, MAP_PRIVATE, 3, 0) = 0x7fb9bbf3c000</text:p>
      <text:p text:style-name="P6">close(3) <text:s text:c="31"/>= 0</text:p>
      <text:p text:style-name="P6">access("/etc/ld.so.nohwcap", F_OK) <text:s text:c="5"/>= -1 ENOENT (No such file or directory)</text:p>
      <text:p text:style-name="P6">openat(AT_FDCWD, "/lib/x86_64-linux-gnu/libnss_files.so.2", O_RDONLY|O_CLOEXEC) = 3</text:p>
      <text:p text:style-name="P6">read(3, "\177ELF\2\1\1\0\0\0\0\0\0\0\0\0\3\0&gt;\0\1\0\0\0P#\0\0\0\0\0\0"..., 832) = 832</text:p>
      <text:p text:style-name="P6">fstat(3, {st_mode=S_IFREG|0644, st_size=47568, ...}) = 0</text:p>
      <text:p text:style-name="P6">mmap(NULL, 2168632, PROT_READ|PROT_EXEC, MAP_PRIVATE|MAP_DENYWRITE, 3, 0) = 0x7fb9b9f5d000</text:p>
      <text:p text:style-name="P6">mprotect(0x7fb9b9f68000, 2093056, PROT_NONE) = 0</text:p>
      <text:p text:style-name="P6">mmap(0x7fb9ba167000, 8192, PROT_READ|PROT_WRITE, MAP_PRIVATE|MAP_FIXED|MAP_DENYWRITE, 3, 0xa000) = 0x7fb9ba167000</text:p>
      <text:p text:style-name="P6">mmap(0x7fb9ba169000, 22328, PROT_READ|PROT_WRITE, MAP_PRIVATE|MAP_FIXED|MAP_ANONYMOUS, -1, 0) = 0x7fb9ba169000</text:p>
      <text:p text:style-name="P6">close(3) <text:s text:c="31"/>= 0</text:p>
      <text:p text:style-name="P6">mprotect(0x7fb9ba167000, 4096, PROT_READ) = 0</text:p>
      <text:p text:style-name="P6">munmap(0x7fb9bbf3c000, 97629) <text:s text:c="10"/>= 0</text:p>
      <text:p text:style-name="P6">openat(AT_FDCWD, "/etc/protocols", O_RDONLY|O_CLOEXEC) = 3</text:p>
      <text:p text:style-name="P6">fstat(3, {st_mode=S_IFREG|0644, st_size=2932, ...}) = 0</text:p>
      <text:p text:style-name="P6">read(3, "# Internet (IP) protocols\n#\n# Up"..., 4096) = 2932</text:p>
      <text:p text:style-name="P6">read(3, "", 4096) <text:s text:c="22"/>= 0</text:p>
      <text:p text:style-name="P6">close(3) <text:s text:c="31"/>= 0</text:p>
      <text:p text:style-name="P6">eventfd2(0, EFD_CLOEXEC) <text:s text:c="15"/>= 3</text:p>
      <text:p text:style-name="P6">fcntl(3, F_GETFL) <text:s text:c="22"/>= 0x2 (flags O_RDWR)</text:p>
      <text:p text:style-name="P6">fcntl(3, F_SETFL, O_RDWR|O_NONBLOCK) <text:s text:c="3"/>= 0</text:p>
      <text:p text:style-name="P6">fcntl(3, F_GETFL) <text:s text:c="22"/>= 0x802 (flags O_RDWR|O_NONBLOCK)</text:p>
      <text:p text:style-name="P6">fcntl(3, F_SETFL, O_RDWR|O_NONBLOCK) <text:s text:c="3"/>= 0</text:p>
      <text:p text:style-name="P6">getrandom("\x05\x56\x42\x78\xb4\x2f\x93\x89\x07\x7c\x49\x63\xba\x76\xd8\x40", 16, 0) = 16</text:p>
      <text:p text:style-name="P6">getrandom("\x71\xf9\x81\x92\xd7\x10\xcf\x99\x1a\x89\xfe\x5f\xb2\xfd\xc9\x47", 16, 0) = 16</text:p>
      <text:p text:style-name="P6">eventfd2(0, EFD_CLOEXEC) <text:s text:c="15"/>= 4</text:p>
      <text:p text:style-name="P6">fcntl(4, F_GETFL) <text:s text:c="22"/>= 0x2 (flags O_RDWR)</text:p>
      <text:p text:style-name="P6">fcntl(4, F_SETFL, O_RDWR|O_NONBLOCK) <text:s text:c="3"/>= 0</text:p>
      <text:p text:style-name="P6">fcntl(4, F_GETFL) <text:s text:c="22"/>= 0x802 (flags O_RDWR|O_NONBLOCK)</text:p>
      <text:p text:style-name="P6">fcntl(4, F_SETFL, O_RDWR|O_NONBLOCK) <text:s text:c="3"/>= 0</text:p>
      <text:p text:style-name="P6">epoll_create1(EPOLL_CLOEXEC) <text:s text:c="11"/>= 5</text:p>
      <text:p text:style-name="P6">epoll_ctl(5, EPOLL_CTL_ADD, 4, {0, {u32=1724856352, u64=94078688507936}}) = 0</text:p>
      <text:p text:style-name="P6">epoll_ctl(5, EPOLL_CTL_MOD, 4, {EPOLLIN, {u32=1724856352, u64=94078688507936}}) = 0</text:p>
      <text:p text:style-name="P6">mmap(NULL, 8392704, PROT_NONE, MAP_PRIVATE|MAP_ANONYMOUS|MAP_STACK, -1, 0) = 0x7fb9b975c000</text:p>
      <text:p text:style-name="P6"><text:soft-page-break/>mprotect(0x7fb9b975d000, 8388608, PROT_READ|PROT_WRITE) = 0</text:p>
      <text:p text:style-name="P6">clone(child_stack=0x7fb9b9f5bb70, flags=CLONE_VM|CLONE_FS|CLONE_FILES|CLONE_SIGHAND|CLONE_THREAD|CLONE_SYSVSEM|CLONE_SETTLS|CLONE_PARENT_SETTID|CLONE_CHILD_CLEARTID, parent_tidptr=0x7fb9b9f5c9d0, tls=0x7fb9b9f5c700, child_tidptr=0x7fb9b9f5c9d0) = 3173</text:p>
      <text:p text:style-name="P6">openat(AT_FDCWD, "/proc/self/task/3173/comm", O_RDWR) = 6</text:p>
      <text:p text:style-name="P6">write(6, "ZMQbg/0", 7) <text:s text:c="17"/>= 7</text:p>
      <text:p text:style-name="P6">close(6) <text:s text:c="31"/>= 0</text:p>
      <text:p text:style-name="P6">eventfd2(0, EFD_CLOEXEC) <text:s text:c="15"/>= 6</text:p>
      <text:p text:style-name="P6">fcntl(6, F_GETFL) <text:s text:c="22"/>= 0x2 (flags O_RDWR)</text:p>
      <text:p text:style-name="P6">fcntl(6, F_SETFL, O_RDWR|O_NONBLOCK) <text:s text:c="3"/>= 0</text:p>
      <text:p text:style-name="P6">fcntl(6, F_GETFL) <text:s text:c="22"/>= 0x802 (flags O_RDWR|O_NONBLOCK)</text:p>
      <text:p text:style-name="P6">fcntl(6, F_SETFL, O_RDWR|O_NONBLOCK) <text:s text:c="3"/>= 0</text:p>
      <text:p text:style-name="P6">epoll_create1(EPOLL_CLOEXEC) <text:s text:c="11"/>= 7</text:p>
      <text:p text:style-name="P6">epoll_ctl(7, EPOLL_CTL_ADD, 6, {0, {u32=1724871792, u64=94078688523376}}) = 0</text:p>
      <text:p text:style-name="P6">epoll_ctl(7, EPOLL_CTL_MOD, 6, {EPOLLIN, {u32=1724871792, u64=94078688523376}}) = 0</text:p>
      <text:p text:style-name="P6">mmap(NULL, 8392704, PROT_NONE, MAP_PRIVATE|MAP_ANONYMOUS|MAP_STACK, -1, 0) = 0x7fb9b8f5b000</text:p>
      <text:p text:style-name="P6">mprotect(0x7fb9b8f5c000, 8388608, PROT_READ|PROT_WRITE) = 0</text:p>
      <text:p text:style-name="P6">clone(child_stack=0x7fb9b975ab70, flags=CLONE_VM|CLONE_FS|CLONE_FILES|CLONE_SIGHAND|CLONE_THREAD|CLONE_SYSVSEM|CLONE_SETTLS|CLONE_PARENT_SETTID|CLONE_CHILD_CLEARTID, parent_tidptr=0x7fb9b975b9d0, tls=0x7fb9b975b700, child_tidptr=0x7fb9b975b9d0) = 3174</text:p>
      <text:p text:style-name="P6">openat(AT_FDCWD, "/proc/self/task/3174/comm", O_RDWR) = 8</text:p>
      <text:p text:style-name="P6">write(8, "ZMQbg/1", 7) <text:s text:c="17"/>= 7</text:p>
      <text:p text:style-name="P6">close(8) <text:s text:c="31"/>= 0</text:p>
      <text:p text:style-name="P6">eventfd2(0, EFD_CLOEXEC) <text:s text:c="15"/>= 8</text:p>
      <text:p text:style-name="P6">fcntl(8, F_GETFL) <text:s text:c="22"/>= 0x2 (flags O_RDWR)</text:p>
      <text:p text:style-name="P6">fcntl(8, F_SETFL, O_RDWR|O_NONBLOCK) <text:s text:c="3"/>= 0</text:p>
      <text:p text:style-name="P6">fcntl(8, F_GETFL) <text:s text:c="22"/>= 0x802 (flags O_RDWR|O_NONBLOCK)</text:p>
      <text:p text:style-name="P6">fcntl(8, F_SETFL, O_RDWR|O_NONBLOCK) <text:s text:c="3"/>= 0</text:p>
      <text:p text:style-name="P6">poll([{fd=8, events=POLLIN}], 1, 0) <text:s text:c="4"/>= 0 (Timeout)</text:p>
      <text:p text:style-name="P6">socket(AF_NETLINK, SOCK_RAW|SOCK_CLOEXEC, NETLINK_ROUTE) = 9</text:p>
      <text:p text:style-name="P6">bind(9, {sa_family=AF_NETLINK, nl_pid=0, nl_groups=00000000}, 12) = 0</text:p>
      <text:p text:style-name="P6">getsockname(9, {sa_family=AF_NETLINK, nl_pid=3172, nl_groups=00000000}, [12]) = 0</text:p>
      <text:p text:style-name="P6">sendto(9, {{len=20, type=RTM_GETLINK, flags=NLM_F_REQUEST|NLM_F_DUMP, seq=1582620655, pid=0}, {ifi_family=AF_UNSPEC, ...}}, 20, 0, {sa_family=AF_NETLINK, nl_pid=0, nl_groups=00000000}, 12) = 20</text:p>
      <text:p text:style-name="P6"><text:soft-page-break/>recvmsg(9, {msg_name={sa_family=AF_NETLINK, nl_pid=0, nl_groups=00000000}, msg_namelen=12, msg_iov=[{iov_base=[{{len=1288, type=RTM_NEWLINK, flags=NLM_F_MULTI, seq=1582620655, pid=3172}, {ifi_family=AF_UNSPEC, ifi_type=ARPHRD_LOOPBACK, ifi_index=if_nametoindex("lo"), ifi_flags=IFF_UP|IFF_LOOPBACK|IFF_RUNNING|0x10000, ifi_change=0}, [{{nla_len=7, nla_type=IFLA_IFNAME}, "lo"}, {{nla_len=8, nla_type=IFLA_TXQLEN}, 1000}, {{nla_len=5, nla_type=IFLA_OPERSTATE}, 0}, {{nla_len=5, nla_type=IFLA_LINKMODE}, 0}, {{nla_len=8, nla_type=IFLA_MTU}, 65536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0x2f /* IFLA_??? */}, "\x00\x00\x00\x00"}, {{nla_len=8, nla_type=0x30 /* IFLA_??? */}, "\x00\x00\x00\x00"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987, tx_packets=987, rx_bytes=86183, tx_bytes=86183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987, tx_packets=987, rx_bytes=86183, tx_bytes=86183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48, nla_type=IFLA_AF_SPEC}, "\x84\x00\x02\x00\x80\x00\x01\x00\x01\x00\x00\x00\x00\x00\x00\x00\x00\x00\x00\x00\x01\x00\x00\x00\x01\x00\x00\x00\x01\x00\x00\x00"...}]}, {{len=1296, type=RTM_NEWLINK, flags=NLM_F_MULTI, seq=1582620655, pid=3172}, {ifi_family=AF_UNSPEC, ifi_type=ARPHRD_ETHER, ifi_index=if_nametoindex("eno1"), ifi_flags=IFF_UP|IFF_BROADCAST|IFF_MULTICAST, ifi_change=0}, [{{nla_len=9, nla_type=IFLA_IFNAME}, "eno1"}, {{nla_len=8, nla_type=IFLA_TXQLEN}, 1000}, {{nla_len=5, nla_type=IFLA_OPERSTATE}, 2}, {{nla_len=5, <text:soft-page-break/>nla_type=IFLA_LINKMODE}, 0}, {{nla_len=8, nla_type=IFLA_MTU}, 150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0}, {{nla_len=13, nla_type=IFLA_QDISC}, "fq_codel"}, {{nla_len=8, nla_type=IFLA_CARRIER_CHANGES}, 1}, {{nla_len=5, nla_type=IFLA_PROTO_DOWN}, 0}, {{nla_len=8, nla_type=0x2f /* IFLA_??? */}, "\x00\x00\x00\x00"}, {{nla_len=8, nla_type=0x30 /* IFLA_??? */}, "\x01\x00\x00\x00"}, {{nla_len=36, nla_type=IFLA_MAP}, {mem_start=0, mem_end=0, base_addr=0, irq=0, dma=0, port=0}}, {{nla_len=10, nla_type=IFLA_ADDRESS}, "\x10\x62\xe5\x83\x5b\x2b"}, {{nla_len=10, nla_type=IFLA_BROADCAST}, "\xff\xff\xff\xff\xff\xff"}, {{nla_len=196, nla_type=IFLA_STATS64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48, nla_type=IFLA_AF_SPEC}, "\x84\x00\x02\x00\x80\x00\x01\x00\x01\x00\x00\x00\x00\x00\x00\x00\x00\x00\x00\x00\x01\x00\x00\x00\x01\x00\x00\x00\x01\x00\x00\x00"...}]}], iov_len=4096}], msg_iovlen=1, msg_controllen=0, msg_flags=0}, 0) = 2584</text:p>
      <text:p text:style-name="P6">recvmsg(9, {msg_name={sa_family=AF_NETLINK, nl_pid=0, nl_groups=00000000}, msg_namelen=12, msg_iov=[{iov_base=[{{len=1288, type=RTM_NEWLINK, flags=NLM_F_MULTI, seq=1582620655, pid=3172}, {ifi_family=AF_UNSPEC, ifi_type=ARPHRD_ETHER, ifi_index=if_nametoindex("wlo1"), ifi_flags=IFF_UP|IFF_BROADCAST|IFF_RUNNING|IFF_MULTICAST|0x10000, ifi_change=0}, [{{nla_len=9, nla_type=IFLA_IFNAME}, "wlo1"}, {{nla_len=8, nla_type=IFLA_TXQLEN}, 1000}, {{nla_len=5, nla_type=IFLA_OPERSTATE}, 6}, {{nla_len=5, nla_type=IFLA_LINKMODE}, 1}, {{nla_len=8, nla_type=IFLA_MTU}, 1500}, {{nla_len=8, nla_type=IFLA_GROUP}, 0}, {{nla_len=8, nla_type=IFLA_PROMISCUITY}, 0}, {{nla_len=8, <text:soft-page-break/>nla_type=IFLA_NUM_TX_QUEUES}, 4}, {{nla_len=8, nla_type=IFLA_GSO_MAX_SEGS}, 65535}, {{nla_len=8, nla_type=IFLA_GSO_MAX_SIZE}, 65536}, {{nla_len=8, nla_type=IFLA_NUM_RX_QUEUES}, 4}, {{nla_len=5, nla_type=IFLA_CARRIER}, 1}, {{nla_len=7, nla_type=IFLA_QDISC}, "mq"}, {{nla_len=8, nla_type=IFLA_CARRIER_CHANGES}, 1}, {{nla_len=5, nla_type=IFLA_PROTO_DOWN}, 0}, {{nla_len=8, nla_type=0x2f /* IFLA_??? */}, "\x01\x00\x00\x00"}, {{nla_len=8, nla_type=0x30 /* IFLA_??? */}, "\x00\x00\x00\x00"}, {{nla_len=36, nla_type=IFLA_MAP}, {mem_start=0, mem_end=0, base_addr=0, irq=0, dma=0, port=0}}, {{nla_len=10, nla_type=IFLA_ADDRESS}, "\x90\x32\x4b\x02\x00\xf5"}, {{nla_len=10, nla_type=IFLA_BROADCAST}, "\xff\xff\xff\xff\xff\xff"}, {{nla_len=196, nla_type=IFLA_STATS64}, {rx_packets=4261, tx_packets=2788, rx_bytes=2141666, tx_bytes=449093, rx_errors=0, tx_errors=0, rx_dropped=51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4261, tx_packets=2788, rx_bytes=2141666, tx_bytes=449093, rx_errors=0, tx_errors=0, rx_dropped=51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48, nla_type=IFLA_AF_SPEC}, "\x84\x00\x02\x00\x80\x00\x01\x00\x01\x00\x00\x00\x00\x00\x00\x00\x00\x00\x00\x00\x01\x00\x00\x00\x01\x00\x00\x00\x01\x00\x00\x00"...}]}, {{len=1700, type=RTM_NEWLINK, flags=NLM_F_MULTI, seq=1582620655, pid=3172}, {ifi_family=AF_UNSPEC, ifi_type=ARPHRD_ETHER, ifi_index=if_nametoindex("virbr0"), ifi_flags=IFF_UP|IFF_BROADCAST|IFF_MULTICAST, ifi_change=0}, [{{nla_len=11, nla_type=IFLA_IFNAME}, "virbr0"}, {{nla_len=8, nla_type=IFLA_TXQLEN}, 1000}, {{nla_len=5, nla_type=IFLA_OPERSTATE}, 2}, {{nla_len=5, nla_type=IFLA_LINKMODE}, 0}, {{nla_len=8, nla_type=IFLA_MTU}, 150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0}, {{nla_len=12, nla_type=IFLA_QDISC}, "noqueue"}, {{nla_len=8, nla_type=IFLA_CARRIER_CHANGES}, 1}, {{nla_len=5, nla_type=IFLA_PROTO_DOWN}, 0}, {{nla_len=8, nla_type=0x2f /* <text:soft-page-break/>IFLA_??? */}, "\x00\x00\x00\x00"}, {{nla_len=8, nla_type=0x30 /* IFLA_??? */}, "\x01\x00\x00\x00"}, {{nla_len=36, nla_type=IFLA_MAP}, {mem_start=0, mem_end=0, base_addr=0, irq=0, dma=0, port=0}}, {{nla_len=10, nla_type=IFLA_ADDRESS}, "\x52\x54\x00\xbf\x86\xa7"}, {{nla_len=10, nla_type=IFLA_BROADCAST}, "\xff\xff\xff\xff\xff\xff"}, {{nla_len=196, nla_type=IFLA_STATS64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408, nla_type=IFLA_LINKINFO}, [{{nla_len=11, nla_type=IFLA_INFO_KIND}, "bridge"}, {{nla_len=392, nla_type=IFLA_INFO_DATA}, "\x0c\x00\x10\x00\x9e\x00\x00\x00\x00\x00\x00\x00\x0c\x00\x11\x00\x00\x00\x00\x00\x00\x00\x00\x00\x0c\x00\x12\x00\x00\x00\x00\x00"...}]}, {{nla_len=748, nla_type=IFLA_AF_SPEC}, "\x84\x00\x02\x00\x80\x00\x01\x00\x01\x00\x00\x00\x00\x00\x00\x00\x00\x00\x00\x00\x01\x00\x00\x00\x01\x00\x00\x00\x01\x00\x00\x00"...}]}], iov_len=4096}], msg_iovlen=1, msg_controllen=0, msg_flags=0}, 0) = 2988</text:p>
      <text:p text:style-name="P6">recvmsg(9, {msg_name={sa_family=AF_NETLINK, nl_pid=0, nl_groups=00000000}, msg_namelen=12, msg_iov=[{iov_base={{len=1588, type=RTM_NEWLINK, flags=NLM_F_MULTI, seq=1582620655, pid=3172}, {ifi_family=AF_UNSPEC, ifi_type=ARPHRD_ETHER, ifi_index=if_nametoindex("virbr0-nic"), ifi_flags=IFF_BROADCAST|IFF_MULTICAST, ifi_change=0}, [{{nla_len=15, nla_type=IFLA_IFNAME}, "virbr0-nic"}, {{nla_len=8, nla_type=IFLA_TXQLEN}, 1000}, {{nla_len=5, nla_type=IFLA_OPERSTATE}, 2}, {{nla_len=5, nla_type=IFLA_LINKMODE}, 0}, {{nla_len=8, nla_type=IFLA_MTU}, 1500}, {{nla_len=8, nla_type=IFLA_GROUP}, 0}, {{nla_len=8, nla_type=IFLA_PROMISCUITY}, 1}, {{nla_len=8, nla_type=IFLA_NUM_TX_QUEUES}, 1}, {{nla_len=8, nla_type=IFLA_GSO_MAX_SEGS}, 65535}, {{nla_len=8, nla_type=IFLA_GSO_MAX_SIZE}, 65536}, {{nla_len=8, nla_type=IFLA_NUM_RX_QUEUES}, 1}, {{nla_len=8, nla_type=IFLA_MASTER}, 4}, {{nla_len=5, nla_type=IFLA_CARRIER}, 0}, {{nla_len=13, nla_type=IFLA_QDISC}, "fq_codel"}, {{nla_len=8, nla_type=IFLA_CARRIER_CHANGES}, 1}, {{nla_len=5, <text:soft-page-break/>nla_type=IFLA_PROTO_DOWN}, 0}, {{nla_len=8, nla_type=0x2f /* IFLA_??? */}, "\x00\x00\x00\x00"}, {{nla_len=8, nla_type=0x30 /* IFLA_??? */}, "\x01\x00\x00\x00"}, {{nla_len=36, nla_type=IFLA_MAP}, {mem_start=0, mem_end=0, base_addr=0, irq=0, dma=0, port=0}}, {{nla_len=10, nla_type=IFLA_ADDRESS}, "\x52\x54\x00\xbf\x86\xa7"}, {{nla_len=10, nla_type=IFLA_BROADCAST}, "\xff\xff\xff\xff\xff\xff"}, {{nla_len=196, nla_type=IFLA_STATS64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280, nla_type=IFLA_LINKINFO}, [{{nla_len=8, nla_type=IFLA_INFO_KIND}, "tun"}, {{nla_len=11, nla_type=IFLA_INFO_SLAVE_KIND}, "bridge"}, {{nla_len=256, nla_type=IFLA_INFO_SLAVE_DATA}, "\x05\x00\x01\x00\x00\x00\x00\x00\x06\x00\x02\x00\x20\x00\x00\x00\x08\x00\x03\x00\x64\x00\x00\x00\x05\x00\x04\x00\x00\x00\x00\x00"...}]}, {{nla_len=748, nla_type=IFLA_AF_SPEC}, "\x84\x00\x02\x00\x80\x00\x01\x00\x01\x00\x00\x00\x00\x00\x00\x00\x00\x00\x00\x00\x01\x00\x00\x00\x01\x00\x00\x00\x01\x00\x00\x00"...}]}, iov_len=4096}], msg_iovlen=1, msg_controllen=0, msg_flags=0}, 0) = 1588</text:p>
      <text:p text:style-name="P6">recvmsg(9, {msg_name={sa_family=AF_NETLINK, nl_pid=0, nl_groups=00000000}, msg_namelen=12, msg_iov=[{iov_base={{len=20, type=NLMSG_DONE, flags=NLM_F_MULTI, seq=1582620655, pid=3172}, 0}, iov_len=4096}], msg_iovlen=1, msg_controllen=0, msg_flags=0}, 0) = 20</text:p>
      <text:p text:style-name="P6">sendto(9, {{len=20, type=RTM_GETADDR, flags=NLM_F_REQUEST|NLM_F_DUMP, seq=1582620656, pid=0}, {ifa_family=AF_UNSPEC, ...}}, 20, 0, {sa_family=AF_NETLINK, nl_pid=0, nl_groups=00000000}, 12) = 20</text:p>
      <text:p text:style-name="P6">recvmsg(9, {msg_name={sa_family=AF_NETLINK, nl_pid=0, nl_groups=00000000}, msg_namelen=12, msg_iov=[{iov_base=[{{len=76, type=RTM_NEWADDR, flags=NLM_F_MULTI, seq=1582620656, pid=3172}, {ifa_family=AF_INET, ifa_prefixlen=8, ifa_flags=IFA_F_PERMANENT, ifa_scope=RT_SCOPE_HOST, ifa_index=if_nametoindex("lo")}, [{{nla_len=8, nla_type=IFA_ADDRESS}, 127.0.0.1}, {{nla_len=8, nla_type=IFA_LOCAL}, 127.0.0.1}, {{nla_len=7, nla_type=IFA_LABEL}, "lo"}, {{nla_len=8, nla_type=IFA_FLAGS}, IFA_F_PERMANENT}, {{nla_len=20, nla_type=IFA_CACHEINFO}, {ifa_prefered=4294967295, ifa_valid=4294967295, <text:soft-page-break/>cstamp=541, tstamp=541}}]}, {{len=88, type=RTM_NEWADDR, flags=NLM_F_MULTI, seq=1582620656, pid=3172}, {ifa_family=AF_INET, ifa_prefixlen=24, ifa_flags=0, ifa_scope=RT_SCOPE_UNIVERSE, ifa_index=if_nametoindex("wlo1")}, [{{nla_len=8, nla_type=IFA_ADDRESS}, 192.168.0.158}, {{nla_len=8, nla_type=IFA_LOCAL}, 192.168.0.158}, {{nla_len=8, nla_type=IFA_BROADCAST}, 192.168.0.255}, {{nla_len=9, nla_type=IFA_LABEL}, "wlo1"}, {{nla_len=8, nla_type=IFA_FLAGS}, IFA_F_NOPREFIXROUTE}, {{nla_len=20, nla_type=IFA_CACHEINFO}, {ifa_prefered=85272, ifa_valid=85272, cstamp=15268, tstamp=15558}}]}, {{len=88, type=RTM_NEWADDR, flags=NLM_F_MULTI, seq=1582620656, pid=3172}, {ifa_family=AF_INET, ifa_prefixlen=24, ifa_flags=IFA_F_PERMANENT, ifa_scope=RT_SCOPE_UNIVERSE, ifa_index=if_nametoindex("virbr0")}, [{{nla_len=8, nla_type=IFA_ADDRESS}, 192.168.122.1}, {{nla_len=8, nla_type=IFA_LOCAL}, 192.168.122.1}, {{nla_len=8, nla_type=IFA_BROADCAST}, 192.168.122.255}, {{nla_len=11, nla_type=IFA_LABEL}, "virbr0"}, {{nla_len=8, nla_type=IFA_FLAGS}, IFA_F_PERMANENT}, {{nla_len=20, nla_type=IFA_CACHEINFO}, {ifa_prefered=4294967295, ifa_valid=4294967295, cstamp=3832, tstamp=3832}}]}], iov_len=4096}], msg_iovlen=1, msg_controllen=0, msg_flags=0}, 0) = 252</text:p>
      <text:p text:style-name="P6">recvmsg(9, {msg_name={sa_family=AF_NETLINK, nl_pid=0, nl_groups=00000000}, msg_namelen=12, msg_iov=[{iov_base=[{{len=72, type=RTM_NEWADDR, flags=NLM_F_MULTI, seq=1582620656, pid=3172}, {ifa_family=AF_INET6, ifa_prefixlen=128, ifa_flags=IFA_F_PERMANENT, ifa_scope=RT_SCOPE_HOST, ifa_index=if_nametoindex("lo")}, [{{nla_len=20, nla_type=IFA_ADDRESS}, ::1}, {{nla_len=20, nla_type=IFA_CACHEINFO}, {ifa_prefered=4294967295, ifa_valid=4294967295, cstamp=541, tstamp=541}}, {{nla_len=8, nla_type=IFA_FLAGS}, IFA_F_PERMANENT}]}, {{len=72, type=RTM_NEWADDR, flags=NLM_F_MULTI, seq=1582620656, pid=3172}, {ifa_family=AF_INET6, ifa_prefixlen=64, ifa_flags=IFA_F_PERMANENT, ifa_scope=RT_SCOPE_LINK, ifa_index=if_nametoindex("wlo1")}, [{{nla_len=20, nla_type=IFA_ADDRESS}, fe80::3f1e:7fd0:d328:3208}, {{nla_len=20, nla_type=IFA_CACHEINFO}, {ifa_prefered=4294967295, ifa_valid=4294967295, cstamp=15211, tstamp=15376}}, {{nla_len=8, nla_type=IFA_FLAGS}, IFA_F_PERMANENT|IFA_F_NOPREFIXROUTE}]}], iov_len=4096}], msg_iovlen=1, msg_controllen=0, msg_flags=0}, 0) = 144</text:p>
      <text:p text:style-name="P6">recvmsg(9, {msg_name={sa_family=AF_NETLINK, nl_pid=0, nl_groups=00000000}, msg_namelen=12, msg_iov=[{iov_base={{len=20, type=NLMSG_DONE, flags=NLM_F_MULTI, seq=1582620656, pid=3172}, 0}, iov_len=4096}], msg_iovlen=1, msg_controllen=0, msg_flags=0}, 0) = 20</text:p>
      <text:p text:style-name="P6">close(9) <text:s text:c="31"/>= 0</text:p>
      <text:p text:style-name="P6">socket(AF_INET, SOCK_STREAM|SOCK_CLOEXEC, IPPROTO_TCP) = 9</text:p>
      <text:p text:style-name="P6">setsockopt(9, SOL_SOCKET, SO_REUSEADDR, [1], 4) = 0</text:p>
      <text:p text:style-name="P6"><text:soft-page-break/>bind(9, {sa_family=AF_INET, sin_port=htons(30000), sin_addr=inet_addr("127.0.0.1")}, 16) = 0</text:p>
      <text:p text:style-name="P6">listen(9, 100) <text:s text:c="25"/>= 0</text:p>
      <text:p text:style-name="P6">getsockname(9, {sa_family=AF_INET, sin_port=htons(30000), sin_addr=inet_addr("127.0.0.1")}, [128-&gt;16]) = 0</text:p>
      <text:p text:style-name="P6">write(6, "\1\0\0\0\0\0\0\0", 8) <text:s text:c="8"/>= 8</text:p>
      <text:p text:style-name="P6">write(8, "\1\0\0\0\0\0\0\0", 8) <text:s text:c="8"/>= 8</text:p>
      <text:p text:style-name="P6">fstat(0, {st_mode=S_IFCHR|0620, st_rdev=makedev(136, 2), ...}) = 0</text:p>
      <text:p text:style-name="P6">read(0, create 2</text:p>
      <text:p text:style-name="P6">"create 2\n", 1024) <text:s text:c="12"/>= 9</text:p>
      <text:p text:style-name="P6">clone(child_stack=NULL, flags=CLONE_CHILD_CLEARTID|CLONE_CHILD_SETTID|SIGCHLD, child_tidptr=0x7fb9bbf33e50) = 3177</text:p>
      <text:p text:style-name="P6">poll([{fd=8, events=POLLIN}], 1, 0) <text:s text:c="4"/>= 1 ([{fd=8, revents=POLLIN}])</text:p>
      <text:p text:style-name="P6">read(8, "\1\0\0\0\0\0\0\0", 8) <text:s text:c="9"/>= 8</text:p>
      <text:p text:style-name="P6">poll([{fd=8, events=POLLIN}], 1, 0) <text:s text:c="4"/>= 0 (Timeout)</text:p>
      <text:p text:style-name="P6">poll([{fd=8, events=POLLIN}], 1, 2000) <text:s/>= 1 ([{fd=8, revents=POLLIN}])</text:p>
      <text:p text:style-name="P6">read(8, "\1\0\0\0\0\0\0\0", 8) <text:s text:c="9"/>= 8</text:p>
      <text:p text:style-name="P6">poll([{fd=8, events=POLLIN}], 1, 0) <text:s text:c="4"/>= 0 (Timeout)</text:p>
      <text:p text:style-name="P6">poll([{fd=8, events=POLLIN}], 1, -1) <text:s text:c="3"/>= 1 ([{fd=8, revents=POLLIN}])</text:p>
      <text:p text:style-name="P6">read(8, "\1\0\0\0\0\0\0\0", 8) <text:s text:c="9"/>= 8</text:p>
      <text:p text:style-name="P6">poll([{fd=8, events=POLLIN}], 1, 0) <text:s text:c="4"/>= 0 (Timeout)</text:p>
      <text:p text:style-name="P6">poll([{fd=8, events=POLLIN}], 1, -1) <text:s text:c="3"/>= 1 ([{fd=8, revents=POLLIN}])</text:p>
      <text:p text:style-name="P6">read(8, "\1\0\0\0\0\0\0\0", 8) <text:s text:c="9"/>= 8</text:p>
      <text:p text:style-name="P6">poll([{fd=8, events=POLLIN}], 1, 0) <text:s text:c="4"/>= 0 (Timeout)</text:p>
      <text:p text:style-name="P6">write(6, "\1\0\0\0\0\0\0\0", 8) <text:s text:c="8"/>= 8</text:p>
      <text:p text:style-name="P6">fstat(1, {st_mode=S_IFCHR|0620, st_rdev=makedev(136, 2), ...}) = 0</text:p>
      <text:p text:style-name="P6">write(1, "Ok:3177\n", 8Ok:3177</text:p>
      <text:p text:style-name="P6">) <text:s text:c="15"/>= 8</text:p>
      <text:p text:style-name="P6">read(0, create 4</text:p>
      <text:p text:style-name="P6">"create 4\n", 1024) <text:s text:c="12"/>= 9</text:p>
      <text:p text:style-name="P6">poll([{fd=8, events=POLLIN}], 1, 0) <text:s text:c="4"/>= 0 (Timeout)</text:p>
      <text:p text:style-name="P6">write(6, "\1\0\0\0\0\0\0\0", 8) <text:s text:c="8"/>= 8</text:p>
      <text:p text:style-name="P6">poll([{fd=8, events=POLLIN}], 1, -1) <text:s text:c="3"/>= 1 ([{fd=8, revents=POLLIN}])</text:p>
      <text:p text:style-name="P6">read(8, "\1\0\0\0\0\0\0\0", 8) <text:s text:c="9"/>= 8</text:p>
      <text:p text:style-name="P6">poll([{fd=8, events=POLLIN}], 1, 0) <text:s text:c="4"/>= 0 (Timeout)</text:p>
      <text:p text:style-name="P6">write(1, "Ok:3182\n", 8Ok:3182</text:p>
      <text:p text:style-name="P6">) <text:s text:c="15"/>= 8</text:p>
      <text:p text:style-name="P6">read(0, ping 4</text:p>
      <text:p text:style-name="P6">"ping 4\n", 1024) <text:s text:c="14"/>= 7</text:p>
      <text:p text:style-name="P6">poll([{fd=8, events=POLLIN}], 1, 0) <text:s text:c="4"/>= 0 (Timeout)</text:p>
      <text:p text:style-name="P6">write(6, "\1\0\0\0\0\0\0\0", 8) <text:s text:c="8"/>= 8</text:p>
      <text:p text:style-name="P6">poll([{fd=8, events=POLLIN}], 1, -1) <text:s text:c="3"/>= 1 ([{fd=8, revents=POLLIN}])</text:p>
      <text:p text:style-name="P6">read(8, "\1\0\0\0\0\0\0\0", 8) <text:s text:c="9"/>= 8</text:p>
      <text:p text:style-name="P6"><text:soft-page-break/>poll([{fd=8, events=POLLIN}], 1, 0) <text:s text:c="4"/>= 0 (Timeout)</text:p>
      <text:p text:style-name="P6">write(1, "Ok:0\n", 5Ok:0</text:p>
      <text:p text:style-name="P6">) <text:s text:c="18"/>= 5</text:p>
      <text:p text:style-name="P6">read(0, exec 5 2 1 3</text:p>
      <text:p text:style-name="P6">"exec 5 2 1 3\n", 1024) <text:s text:c="8"/>= 13</text:p>
      <text:p text:style-name="P6">poll([{fd=8, events=POLLIN}], 1, 0) <text:s text:c="4"/>= 0 (Timeout)</text:p>
      <text:p text:style-name="P6">write(6, "\1\0\0\0\0\0\0\0", 8) <text:s text:c="8"/>= 8</text:p>
      <text:p text:style-name="P6">poll([{fd=8, events=POLLIN}], 1, -1) <text:s text:c="3"/>= 1 ([{fd=8, revents=POLLIN}])</text:p>
      <text:p text:style-name="P6">read(8, "\1\0\0\0\0\0\0\0", 8) <text:s text:c="9"/>= 8</text:p>
      <text:p text:style-name="P6">poll([{fd=8, events=POLLIN}], 1, 0) <text:s text:c="4"/>= 0 (Timeout)</text:p>
      <text:p text:style-name="P6">write(1, "Error:5: Not found\n", 19Error:5: Not found</text:p>
      <text:p text:style-name="P6">) <text:s text:c="3"/>= 19</text:p>
      <text:p text:style-name="P6">read(0, exec 4 2 1 4</text:p>
      <text:p text:style-name="P6">"exec 4 2 1 4\n", 1024) <text:s text:c="8"/>= 13</text:p>
      <text:p text:style-name="P6">poll([{fd=8, events=POLLIN}], 1, 0) <text:s text:c="4"/>= 0 (Timeout)</text:p>
      <text:p text:style-name="P6">write(6, "\1\0\0\0\0\0\0\0", 8) <text:s text:c="8"/>= 8</text:p>
      <text:p text:style-name="P6">poll([{fd=8, events=POLLIN}], 1, -1) <text:s text:c="3"/>= 1 ([{fd=8, revents=POLLIN}])</text:p>
      <text:p text:style-name="P6">read(8, "\1\0\0\0\0\0\0\0", 8) <text:s text:c="9"/>= 8</text:p>
      <text:p text:style-name="P6">poll([{fd=8, events=POLLIN}], 1, 0) <text:s text:c="4"/>= 0 (Timeout)</text:p>
      <text:p text:style-name="P6">write(1, "Ok:4:5\n", 7Ok:4:5</text:p>
      <text:p text:style-name="P6">) <text:s text:c="16"/>= 7</text:p>
      <text:p text:style-name="P6">read(0, exit</text:p>
      <text:p text:style-name="P6">"exit\n", 1024) <text:s text:c="16"/>= 5</text:p>
      <text:p text:style-name="P6">write(4, "\1\0\0\0\0\0\0\0", 8) <text:s text:c="8"/>= 8</text:p>
      <text:p text:style-name="P6">write(8, "\1\0\0\0\0\0\0\0", 8) <text:s text:c="8"/>= 8</text:p>
      <text:p text:style-name="P6">futex(0x559066cf3908, FUTEX_WAKE_PRIVATE, 1) = 1</text:p>
      <text:p text:style-name="P6">poll([{fd=3, events=POLLIN}], 1, -1) <text:s text:c="3"/>= 1 ([{fd=3, revents=POLLIN}])</text:p>
      <text:p text:style-name="P6">read(3, "\1\0\0\0\0\0\0\0", 8) <text:s text:c="9"/>= 8</text:p>
      <text:p text:style-name="P6">write(6, "\1\0\0\0\0\0\0\0", 8) <text:s text:c="8"/>= 8</text:p>
      <text:p text:style-name="P6">close(7) <text:s text:c="31"/>= 0</text:p>
      <text:p text:style-name="P6">close(6) <text:s text:c="31"/>= 0</text:p>
      <text:p text:style-name="P6">close(5) <text:s text:c="31"/>= 0</text:p>
      <text:p text:style-name="P6">close(4) <text:s text:c="31"/>= 0</text:p>
      <text:p text:style-name="P6">close(3) <text:s text:c="31"/>= 0</text:p>
      <text:p text:style-name="P6">lseek(0, -1, SEEK_CUR) <text:s text:c="17"/>= -1 ESPIPE (Illegal seek)</text:p>
      <text:p text:style-name="P6">exit_group(0) <text:s text:c="26"/>= ?</text:p>
      <text:p text:style-name="P6">+++ exited with 0 +++</text:p>
      <text:p text:style-name="P26"/>
      <text:p text:style-name="P27"><text:span text:style-name="T8"/></text:p>
      <text:p text:style-name="P23"/>
      <text:h text:style-name="P31" text:outline-level="1"><text:soft-page-break/></text:h>
      <text:p text:style-name="P26"/>
      <text:p text:style-name="P25"/>
      <text:h text:style-name="P31" text:outline-level="1"/>
      <text:h text:style-name="P31" text:outline-level="1"><text:bookmark-start text:name="__RefHeading___Toc1667_3709866927"/>6.Вывод<text:bookmark-end text:name="__RefHeading___Toc1667_3709866927"/></text:h>
      <text:p text:style-name="P29"><text:span text:style-name="T2">Т</text:span><text:span text:style-name="T1">аким образом, с помощью утилиты strace можно отслеживать системные вызовы. Для понимания и умения работы с утилитой strace необходимы знания: <text:s/>и чем они глубже, тем и лучше. <text:s/>В ходе выполнения работ я смог научиться работать со strace на неком, как мне кажется приемлемом уровне, а также получать некую информацию о работе программы при вызове strace. Существует масса ситуаций в которых с помощью утилиты strace можно диагностировать какую-то программу, а также понять в чем ошибка, если она ес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1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1:38:02.377021202</meta:creation-date>
    <dc:date>2020-02-25T12:06:06.455944434</dc:date>
    <meta:editing-duration>PT9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2" meta:paragraph-count="770" meta:word-count="5567" meta:character-count="64855" meta:non-whitespace-character-count="55958"/>
  </office:meta>
</office:document-meta>
</file>